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>
      <style:text-properties fo:color="#ff6600"/>
    </style:style>
    <style:style style:name="ce5" style:family="table-cell" style:parent-style-name="Default" style:data-style-name="N121">
      <style:text-properties fo: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917in" svg:height="4.6665in" svg:x="7.0425in" svg:y="0.2799in">
            <draw:object draw:notify-on-update-of-ranges="Sheet1.F2:Sheet1.F25 Sheet1.G2:Sheet1.G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047in" svg:y="5.4665in">
            <draw:object draw:notify-on-update-of-ranges="Sheet1.F29:Sheet1.F52 Sheet1.G29:Sheet1.G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9.515in" svg:y="2.6953in">
            <draw:object draw:notify-on-update-of-ranges="Sheet1.Q2:Sheet1.Q25 Sheet1.R1:Sheet1.R1 Sheet1.R2:Sheet1.R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eal</text:p>
          </table:table-cell>
          <table:table-cell table:style-name="ce2" office:value-type="string" calcext:value-type="string">
            <text:p>measured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error</text:p>
          </table:table-cell>
          <table:table-cell table:number-columns-repeated="9"/>
          <table:table-cell table:style-name="ce2" office:value-type="string" calcext:value-type="string">
            <text:p>measured</text:p>
          </table:table-cell>
          <table:table-cell office:value-type="string" calcext:value-type="string">
            <text:p>real</text:p>
          </table:table-cell>
          <table:table-cell table:number-columns-repeated="3"/>
        </table:table-row>
        <table:table-row table:style-name="ro1">
          <table:table-cell table:style-name="ce1" office:value-type="float" office:value="-1.3" calcext:value-type="float">
            <text:p>-1.30</text:p>
          </table:table-cell>
          <table:table-cell table:style-name="ce2" office:value-type="float" office:value="-1.45" calcext:value-type="float">
            <text:p>-1.450</text:p>
          </table:table-cell>
          <table:table-cell/>
          <table:table-cell table:formula="of:=[.B2]-[.B29]" office:value-type="float" office:value="-1.298979" calcext:value-type="float">
            <text:p>-1.298979</text:p>
          </table:table-cell>
          <table:table-cell/>
          <table:table-cell table:style-name="ce1" office:value-type="float" office:value="-1.3" calcext:value-type="float">
            <text:p>-1.30</text:p>
          </table:table-cell>
          <table:table-cell table:formula="of:=-[.A2]+[.B2]" office:value-type="float" office:value="-0.15" calcext:value-type="float">
            <text:p>-0.15</text:p>
          </table:table-cell>
          <table:table-cell table:number-columns-repeated="9"/>
          <table:table-cell table:style-name="ce2" office:value-type="float" office:value="-1.45" calcext:value-type="float">
            <text:p>-1.450</text:p>
          </table:table-cell>
          <table:table-cell table:style-name="ce1" office:value-type="float" office:value="-1.3" calcext:value-type="float">
            <text:p>-1.30</text:p>
          </table:table-cell>
          <table:table-cell/>
          <table:table-cell table:formula="of:=0.9122*[.Q2]" office:value-type="float" office:value="-1.32269" calcext:value-type="float">
            <text:p>-1.32269</text:p>
          </table:table-cell>
          <table:table-cell table:formula="of:=[.T2]-[.R2]" office:value-type="float" office:value="-0.0226899999999999" calcext:value-type="float">
            <text:p>-0.02269</text:p>
          </table:table-cell>
        </table:table-row>
        <table:table-row table:style-name="ro1">
          <table:table-cell table:style-name="ce1" office:value-type="float" office:value="-1.2" calcext:value-type="float">
            <text:p>-1.20</text:p>
          </table:table-cell>
          <table:table-cell table:style-name="ce2" office:value-type="float" office:value="-1.33" calcext:value-type="float">
            <text:p>-1.330</text:p>
          </table:table-cell>
          <table:table-cell/>
          <table:table-cell table:formula="of:=[.B3]-[.B30]" office:value-type="float" office:value="-1.199056" calcext:value-type="float">
            <text:p>-1.199056</text:p>
          </table:table-cell>
          <table:table-cell/>
          <table:table-cell table:style-name="ce1" office:value-type="float" office:value="-1.2" calcext:value-type="float">
            <text:p>-1.20</text:p>
          </table:table-cell>
          <table:table-cell table:formula="of:=-[.A3]+[.B3]" office:value-type="float" office:value="-0.13" calcext:value-type="float">
            <text:p>-0.13</text:p>
          </table:table-cell>
          <table:table-cell table:number-columns-repeated="9"/>
          <table:table-cell table:style-name="ce2" office:value-type="float" office:value="-1.33" calcext:value-type="float">
            <text:p>-1.330</text:p>
          </table:table-cell>
          <table:table-cell table:style-name="ce1" office:value-type="float" office:value="-1.2" calcext:value-type="float">
            <text:p>-1.20</text:p>
          </table:table-cell>
          <table:table-cell/>
          <table:table-cell table:formula="of:=0.9122*[.Q3]" office:value-type="float" office:value="-1.213226" calcext:value-type="float">
            <text:p>-1.213226</text:p>
          </table:table-cell>
          <table:table-cell table:formula="of:=[.T3]-[.R3]" office:value-type="float" office:value="-0.0132260000000002" calcext:value-type="float">
            <text:p>-0.013226</text:p>
          </table:table-cell>
        </table:table-row>
        <table:table-row table:style-name="ro1">
          <table:table-cell table:style-name="ce1" office:value-type="float" office:value="-1.1" calcext:value-type="float">
            <text:p>-1.10</text:p>
          </table:table-cell>
          <table:table-cell table:style-name="ce2" office:value-type="float" office:value="-1.21" calcext:value-type="float">
            <text:p>-1.210</text:p>
          </table:table-cell>
          <table:table-cell/>
          <table:table-cell table:formula="of:=[.B4]-[.B31]" office:value-type="float" office:value="-1.097107" calcext:value-type="float">
            <text:p>-1.097107</text:p>
          </table:table-cell>
          <table:table-cell/>
          <table:table-cell table:style-name="ce1" office:value-type="float" office:value="-1.1" calcext:value-type="float">
            <text:p>-1.10</text:p>
          </table:table-cell>
          <table:table-cell table:formula="of:=-[.A4]+[.B4]" office:value-type="float" office:value="-0.11" calcext:value-type="float">
            <text:p>-0.11</text:p>
          </table:table-cell>
          <table:table-cell table:number-columns-repeated="9"/>
          <table:table-cell table:style-name="ce2" office:value-type="float" office:value="-1.21" calcext:value-type="float">
            <text:p>-1.210</text:p>
          </table:table-cell>
          <table:table-cell table:style-name="ce1" office:value-type="float" office:value="-1.1" calcext:value-type="float">
            <text:p>-1.10</text:p>
          </table:table-cell>
          <table:table-cell/>
          <table:table-cell table:formula="of:=0.9122*[.Q4]" office:value-type="float" office:value="-1.103762" calcext:value-type="float">
            <text:p>-1.103762</text:p>
          </table:table-cell>
          <table:table-cell table:formula="of:=[.T4]-[.R4]" office:value-type="float" office:value="-0.00376200000000004" calcext:value-type="float">
            <text:p>-0.003762</text:p>
          </table:table-cell>
        </table:table-row>
        <table:table-row table:style-name="ro1">
          <table:table-cell table:style-name="ce1" office:value-type="float" office:value="-1" calcext:value-type="float">
            <text:p>-1.00</text:p>
          </table:table-cell>
          <table:table-cell table:style-name="ce2" office:value-type="float" office:value="-1.1" calcext:value-type="float">
            <text:p>-1.100</text:p>
          </table:table-cell>
          <table:table-cell/>
          <table:table-cell table:formula="of:=[.B5]-[.B32]" office:value-type="float" office:value="-1.0033" calcext:value-type="float">
            <text:p>-1.0033</text:p>
          </table:table-cell>
          <table:table-cell/>
          <table:table-cell table:style-name="ce1" office:value-type="float" office:value="-1" calcext:value-type="float">
            <text:p>-1.00</text:p>
          </table:table-cell>
          <table:table-cell table:formula="of:=-[.A5]+[.B5]" office:value-type="float" office:value="-0.1" calcext:value-type="float">
            <text:p>-0.1</text:p>
          </table:table-cell>
          <table:table-cell table:number-columns-repeated="9"/>
          <table:table-cell table:style-name="ce2" office:value-type="float" office:value="-1.1" calcext:value-type="float">
            <text:p>-1.100</text:p>
          </table:table-cell>
          <table:table-cell table:style-name="ce1" office:value-type="float" office:value="-1" calcext:value-type="float">
            <text:p>-1.00</text:p>
          </table:table-cell>
          <table:table-cell/>
          <table:table-cell table:formula="of:=0.9122*[.Q5]" office:value-type="float" office:value="-1.00342" calcext:value-type="float">
            <text:p>-1.00342</text:p>
          </table:table-cell>
          <table:table-cell table:formula="of:=[.T5]-[.R5]" office:value-type="float" office:value="-0.00342000000000042" calcext:value-type="float">
            <text:p>-0.00342</text:p>
          </table:table-cell>
        </table:table-row>
        <table:table-row table:style-name="ro1">
          <table:table-cell table:style-name="ce1" office:value-type="float" office:value="-0.9" calcext:value-type="float">
            <text:p>-0.90</text:p>
          </table:table-cell>
          <table:table-cell table:style-name="ce2" office:value-type="float" office:value="-0.99" calcext:value-type="float">
            <text:p>-0.990</text:p>
          </table:table-cell>
          <table:table-cell/>
          <table:table-cell table:formula="of:=[.B6]-[.B33]" office:value-type="float" office:value="-0.907803" calcext:value-type="float">
            <text:p>-0.907803</text:p>
          </table:table-cell>
          <table:table-cell/>
          <table:table-cell table:style-name="ce1" office:value-type="float" office:value="-0.9" calcext:value-type="float">
            <text:p>-0.90</text:p>
          </table:table-cell>
          <table:table-cell table:formula="of:=-[.A6]+[.B6]" office:value-type="float" office:value="-0.0900000000000003" calcext:value-type="float">
            <text:p>-0.09</text:p>
          </table:table-cell>
          <table:table-cell table:number-columns-repeated="9"/>
          <table:table-cell table:style-name="ce2" office:value-type="float" office:value="-0.99" calcext:value-type="float">
            <text:p>-0.990</text:p>
          </table:table-cell>
          <table:table-cell table:style-name="ce1" office:value-type="float" office:value="-0.9" calcext:value-type="float">
            <text:p>-0.90</text:p>
          </table:table-cell>
          <table:table-cell/>
          <table:table-cell table:formula="of:=0.9122*[.Q6]" office:value-type="float" office:value="-0.903078" calcext:value-type="float">
            <text:p>-0.903078</text:p>
          </table:table-cell>
          <table:table-cell table:formula="of:=[.T6]-[.R6]" office:value-type="float" office:value="-0.00307800000000036" calcext:value-type="float">
            <text:p>-0.003078</text:p>
          </table:table-cell>
        </table:table-row>
        <table:table-row table:style-name="ro1">
          <table:table-cell table:style-name="ce1" office:value-type="float" office:value="-0.8" calcext:value-type="float">
            <text:p>-0.80</text:p>
          </table:table-cell>
          <table:table-cell table:style-name="ce2" office:value-type="float" office:value="-0.88" calcext:value-type="float">
            <text:p>-0.880</text:p>
          </table:table-cell>
          <table:table-cell/>
          <table:table-cell table:formula="of:=[.B7]-[.B34]" office:value-type="float" office:value="-0.810784" calcext:value-type="float">
            <text:p>-0.810784</text:p>
          </table:table-cell>
          <table:table-cell/>
          <table:table-cell table:style-name="ce1" office:value-type="float" office:value="-0.8" calcext:value-type="float">
            <text:p>-0.80</text:p>
          </table:table-cell>
          <table:table-cell table:formula="of:=-[.A7]+[.B7]" office:value-type="float" office:value="-0.0800000000000004" calcext:value-type="float">
            <text:p>-0.08</text:p>
          </table:table-cell>
          <table:table-cell table:number-columns-repeated="9"/>
          <table:table-cell table:style-name="ce2" office:value-type="float" office:value="-0.88" calcext:value-type="float">
            <text:p>-0.880</text:p>
          </table:table-cell>
          <table:table-cell table:style-name="ce1" office:value-type="float" office:value="-0.8" calcext:value-type="float">
            <text:p>-0.80</text:p>
          </table:table-cell>
          <table:table-cell/>
          <table:table-cell table:formula="of:=0.9122*[.Q7]" office:value-type="float" office:value="-0.802736" calcext:value-type="float">
            <text:p>-0.802736</text:p>
          </table:table-cell>
          <table:table-cell table:formula="of:=[.T7]-[.R7]" office:value-type="float" office:value="-0.0027360000000004" calcext:value-type="float">
            <text:p>-0.002736</text:p>
          </table:table-cell>
        </table:table-row>
        <table:table-row table:style-name="ro1">
          <table:table-cell table:style-name="ce1" office:value-type="float" office:value="-0.7" calcext:value-type="float">
            <text:p>-0.70</text:p>
          </table:table-cell>
          <table:table-cell table:style-name="ce2" office:value-type="float" office:value="-0.76" calcext:value-type="float">
            <text:p>-0.760</text:p>
          </table:table-cell>
          <table:table-cell/>
          <table:table-cell table:formula="of:=[.B8]-[.B35]" office:value-type="float" office:value="-0.702411" calcext:value-type="float">
            <text:p>-0.702411</text:p>
          </table:table-cell>
          <table:table-cell/>
          <table:table-cell table:style-name="ce1" office:value-type="float" office:value="-0.7" calcext:value-type="float">
            <text:p>-0.70</text:p>
          </table:table-cell>
          <table:table-cell table:formula="of:=-[.A8]+[.B8]" office:value-type="float" office:value="-0.0600000000000005" calcext:value-type="float">
            <text:p>-0.06</text:p>
          </table:table-cell>
          <table:table-cell table:number-columns-repeated="9"/>
          <table:table-cell table:style-name="ce2" office:value-type="float" office:value="-0.76" calcext:value-type="float">
            <text:p>-0.760</text:p>
          </table:table-cell>
          <table:table-cell table:style-name="ce1" office:value-type="float" office:value="-0.7" calcext:value-type="float">
            <text:p>-0.70</text:p>
          </table:table-cell>
          <table:table-cell/>
          <table:table-cell table:formula="of:=0.9122*[.Q8]" office:value-type="float" office:value="-0.693272" calcext:value-type="float">
            <text:p>-0.693272</text:p>
          </table:table-cell>
          <table:table-cell table:formula="of:=[.T8]-[.R8]" office:value-type="float" office:value="0.00672799999999951" calcext:value-type="float">
            <text:p>0.006728</text:p>
          </table:table-cell>
        </table:table-row>
        <table:table-row table:style-name="ro1">
          <table:table-cell table:style-name="ce1" office:value-type="float" office:value="-0.6" calcext:value-type="float">
            <text:p>-0.60</text:p>
          </table:table-cell>
          <table:table-cell table:style-name="ce2" office:value-type="float" office:value="-0.65" calcext:value-type="float">
            <text:p>-0.650</text:p>
          </table:table-cell>
          <table:table-cell/>
          <table:table-cell table:formula="of:=[.B9]-[.B36]" office:value-type="float" office:value="-0.602852" calcext:value-type="float">
            <text:p>-0.602852</text:p>
          </table:table-cell>
          <table:table-cell/>
          <table:table-cell table:style-name="ce1" office:value-type="float" office:value="-0.6" calcext:value-type="float">
            <text:p>-0.60</text:p>
          </table:table-cell>
          <table:table-cell table:formula="of:=-[.A9]+[.B9]" office:value-type="float" office:value="-0.0500000000000006" calcext:value-type="float">
            <text:p>-0.05</text:p>
          </table:table-cell>
          <table:table-cell table:number-columns-repeated="9"/>
          <table:table-cell table:style-name="ce2" office:value-type="float" office:value="-0.65" calcext:value-type="float">
            <text:p>-0.650</text:p>
          </table:table-cell>
          <table:table-cell table:style-name="ce1" office:value-type="float" office:value="-0.6" calcext:value-type="float">
            <text:p>-0.60</text:p>
          </table:table-cell>
          <table:table-cell/>
          <table:table-cell table:formula="of:=0.9122*[.Q9]" office:value-type="float" office:value="-0.59293" calcext:value-type="float">
            <text:p>-0.59293</text:p>
          </table:table-cell>
          <table:table-cell table:formula="of:=[.T9]-[.R9]" office:value-type="float" office:value="0.00706999999999935" calcext:value-type="float">
            <text:p>0.00707</text:p>
          </table:table-cell>
        </table:table-row>
        <table:table-row table:style-name="ro1">
          <table:table-cell table:style-name="ce1" office:value-type="float" office:value="-0.499999999999999" calcext:value-type="float">
            <text:p>-0.50</text:p>
          </table:table-cell>
          <table:table-cell table:style-name="ce2" office:value-type="float" office:value="-0.537" calcext:value-type="float">
            <text:p>-0.537</text:p>
          </table:table-cell>
          <table:table-cell/>
          <table:table-cell table:formula="of:=[.B10]-[.B37]" office:value-type="float" office:value="-0.499275" calcext:value-type="float">
            <text:p>-0.499275</text:p>
          </table:table-cell>
          <table:table-cell/>
          <table:table-cell table:style-name="ce1" office:value-type="float" office:value="-0.499999999999999" calcext:value-type="float">
            <text:p>-0.50</text:p>
          </table:table-cell>
          <table:table-cell table:formula="of:=-[.A10]+[.B10]" office:value-type="float" office:value="-0.0370000000000007" calcext:value-type="float">
            <text:p>-0.037</text:p>
          </table:table-cell>
          <table:table-cell table:number-columns-repeated="9"/>
          <table:table-cell table:style-name="ce2" office:value-type="float" office:value="-0.537" calcext:value-type="float">
            <text:p>-0.537</text:p>
          </table:table-cell>
          <table:table-cell table:style-name="ce1" office:value-type="float" office:value="-0.499999999999999" calcext:value-type="float">
            <text:p>-0.50</text:p>
          </table:table-cell>
          <table:table-cell/>
          <table:table-cell table:formula="of:=0.9122*[.Q10]" office:value-type="float" office:value="-0.4898514" calcext:value-type="float">
            <text:p>-0.4898514</text:p>
          </table:table-cell>
          <table:table-cell table:formula="of:=[.T10]-[.R10]" office:value-type="float" office:value="0.0101485999999993" calcext:value-type="float">
            <text:p>0.0101486</text:p>
          </table:table-cell>
        </table:table-row>
        <table:table-row table:style-name="ro1">
          <table:table-cell table:style-name="ce1" office:value-type="float" office:value="-0.399999999999999" calcext:value-type="float">
            <text:p>-0.40</text:p>
          </table:table-cell>
          <table:table-cell table:style-name="ce2" office:value-type="float" office:value="-0.423" calcext:value-type="float">
            <text:p>-0.423</text:p>
          </table:table-cell>
          <table:table-cell/>
          <table:table-cell table:formula="of:=[.B11]-[.B38]" office:value-type="float" office:value="-0.393848" calcext:value-type="float">
            <text:p>-0.393848</text:p>
          </table:table-cell>
          <table:table-cell/>
          <table:table-cell table:style-name="ce1" office:value-type="float" office:value="-0.399999999999999" calcext:value-type="float">
            <text:p>-0.40</text:p>
          </table:table-cell>
          <table:table-cell table:formula="of:=-[.A11]+[.B11]" office:value-type="float" office:value="-0.0230000000000007" calcext:value-type="float">
            <text:p>-0.023</text:p>
          </table:table-cell>
          <table:table-cell table:number-columns-repeated="9"/>
          <table:table-cell table:style-name="ce2" office:value-type="float" office:value="-0.423" calcext:value-type="float">
            <text:p>-0.423</text:p>
          </table:table-cell>
          <table:table-cell table:style-name="ce1" office:value-type="float" office:value="-0.399999999999999" calcext:value-type="float">
            <text:p>-0.40</text:p>
          </table:table-cell>
          <table:table-cell/>
          <table:table-cell table:formula="of:=0.9122*[.Q11]" office:value-type="float" office:value="-0.3858606" calcext:value-type="float">
            <text:p>-0.3858606</text:p>
          </table:table-cell>
          <table:table-cell table:formula="of:=[.T11]-[.R11]" office:value-type="float" office:value="0.0141393999999992" calcext:value-type="float">
            <text:p>0.0141394</text:p>
          </table:table-cell>
        </table:table-row>
        <table:table-row table:style-name="ro1">
          <table:table-cell table:style-name="ce1" office:value-type="float" office:value="-0.299999999999999" calcext:value-type="float">
            <text:p>-0.30</text:p>
          </table:table-cell>
          <table:table-cell table:style-name="ce2" office:value-type="float" office:value="-0.314" calcext:value-type="float">
            <text:p>-0.314</text:p>
          </table:table-cell>
          <table:table-cell/>
          <table:table-cell table:formula="of:=[.B12]-[.B39]" office:value-type="float" office:value="-0.292739" calcext:value-type="float">
            <text:p>-0.292739</text:p>
          </table:table-cell>
          <table:table-cell/>
          <table:table-cell table:style-name="ce1" office:value-type="float" office:value="-0.299999999999999" calcext:value-type="float">
            <text:p>-0.30</text:p>
          </table:table-cell>
          <table:table-cell table:formula="of:=-[.A12]+[.B12]" office:value-type="float" office:value="-0.0140000000000008" calcext:value-type="float">
            <text:p>-0.014</text:p>
          </table:table-cell>
          <table:table-cell table:number-columns-repeated="9"/>
          <table:table-cell table:style-name="ce2" office:value-type="float" office:value="-0.314" calcext:value-type="float">
            <text:p>-0.314</text:p>
          </table:table-cell>
          <table:table-cell table:style-name="ce1" office:value-type="float" office:value="-0.299999999999999" calcext:value-type="float">
            <text:p>-0.30</text:p>
          </table:table-cell>
          <table:table-cell/>
          <table:table-cell table:formula="of:=0.9122*[.Q12]" office:value-type="float" office:value="-0.2864308" calcext:value-type="float">
            <text:p>-0.2864308</text:p>
          </table:table-cell>
          <table:table-cell table:formula="of:=[.T12]-[.R12]" office:value-type="float" office:value="0.0135691999999992" calcext:value-type="float">
            <text:p>0.0135692</text:p>
          </table:table-cell>
        </table:table-row>
        <table:table-row table:style-name="ro1">
          <table:table-cell table:style-name="ce1" office:value-type="float" office:value="-0.199999999999999" calcext:value-type="float">
            <text:p>-0.20</text:p>
          </table:table-cell>
          <table:table-cell table:style-name="ce2" office:value-type="float" office:value="-0.214" calcext:value-type="float">
            <text:p>-0.214</text:p>
          </table:table-cell>
          <table:table-cell/>
          <table:table-cell table:formula="of:=[.B13]-[.B40]" office:value-type="float" office:value="-0.200116" calcext:value-type="float">
            <text:p>-0.200116</text:p>
          </table:table-cell>
          <table:table-cell/>
          <table:table-cell table:style-name="ce1" office:value-type="float" office:value="-0.199999999999999" calcext:value-type="float">
            <text:p>-0.20</text:p>
          </table:table-cell>
          <table:table-cell table:formula="of:=-[.A13]+[.B13]" office:value-type="float" office:value="-0.0140000000000009" calcext:value-type="float">
            <text:p>-0.014</text:p>
          </table:table-cell>
          <table:table-cell table:number-columns-repeated="9"/>
          <table:table-cell table:style-name="ce2" office:value-type="float" office:value="-0.214" calcext:value-type="float">
            <text:p>-0.214</text:p>
          </table:table-cell>
          <table:table-cell table:style-name="ce1" office:value-type="float" office:value="-0.199999999999999" calcext:value-type="float">
            <text:p>-0.20</text:p>
          </table:table-cell>
          <table:table-cell/>
          <table:table-cell table:formula="of:=0.9122*[.Q13]" office:value-type="float" office:value="-0.1952108" calcext:value-type="float">
            <text:p>-0.1952108</text:p>
          </table:table-cell>
          <table:table-cell table:formula="of:=[.T13]-[.R13]" office:value-type="float" office:value="0.00478919999999908" calcext:value-type="float">
            <text:p>0.0047892</text:p>
          </table:table-cell>
        </table:table-row>
        <table:table-row table:style-name="ro1">
          <table:table-cell table:style-name="ce1" office:value-type="float" office:value="-0.099999999999999" calcext:value-type="float">
            <text:p>-0.10</text:p>
          </table:table-cell>
          <table:table-cell table:style-name="ce2" office:value-type="float" office:value="-0.106" calcext:value-type="float">
            <text:p>-0.106</text:p>
          </table:table-cell>
          <table:table-cell/>
          <table:table-cell table:formula="of:=[.B14]-[.B41]" office:value-type="float" office:value="-0.0991470000000001" calcext:value-type="float">
            <text:p>-0.099147</text:p>
          </table:table-cell>
          <table:table-cell/>
          <table:table-cell table:style-name="ce1" office:value-type="float" office:value="-0.099999999999999" calcext:value-type="float">
            <text:p>-0.10</text:p>
          </table:table-cell>
          <table:table-cell table:formula="of:=-[.A14]+[.B14]" office:value-type="float" office:value="-0.00600000000000102" calcext:value-type="float">
            <text:p>-0.006</text:p>
          </table:table-cell>
          <table:table-cell table:number-columns-repeated="9"/>
          <table:table-cell table:style-name="ce2" office:value-type="float" office:value="-0.106" calcext:value-type="float">
            <text:p>-0.106</text:p>
          </table:table-cell>
          <table:table-cell table:style-name="ce1" office:value-type="float" office:value="-0.099999999999999" calcext:value-type="float">
            <text:p>-0.10</text:p>
          </table:table-cell>
          <table:table-cell/>
          <table:table-cell table:formula="of:=0.9122*[.Q14]" office:value-type="float" office:value="-0.0966932" calcext:value-type="float">
            <text:p>-0.0966932</text:p>
          </table:table-cell>
          <table:table-cell table:formula="of:=[.T14]-[.R14]" office:value-type="float" office:value="0.00330679999999899" calcext:value-type="float">
            <text:p>0.0033068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2" office:value-type="float" office:value="0.0014" calcext:value-type="float">
            <text:p>0.001</text:p>
          </table:table-cell>
          <table:table-cell/>
          <table:table-cell table:formula="of:=[.B15]-[.B42]" office:value-type="float" office:value="0.0014" calcext:value-type="float">
            <text:p>0.0014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formula="of:=-[.A15]+[.B15]" office:value-type="float" office:value="0.0014" calcext:value-type="float">
            <text:p>0.0014</text:p>
          </table:table-cell>
          <table:table-cell table:number-columns-repeated="9"/>
          <table:table-cell table:style-name="ce2" office:value-type="float" office:value="0.0014" calcext:value-type="float">
            <text:p>0.001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formula="of:=0.9122*[.Q15]" office:value-type="float" office:value="0.00127708" calcext:value-type="float">
            <text:p>0.00127708</text:p>
          </table:table-cell>
          <table:table-cell table:formula="of:=[.T15]-[.R15]" office:value-type="float" office:value="0.00127708" calcext:value-type="float">
            <text:p>0.00127708</text:p>
          </table:table-cell>
        </table:table-row>
        <table:table-row table:style-name="ro1">
          <table:table-cell table:style-name="ce1" office:value-type="float" office:value="0.100000000000001" calcext:value-type="float">
            <text:p>0.10</text:p>
          </table:table-cell>
          <table:table-cell table:style-name="ce2" office:value-type="float" office:value="0.105" calcext:value-type="float">
            <text:p>0.105</text:p>
          </table:table-cell>
          <table:table-cell/>
          <table:table-cell table:formula="of:=[.B16]-[.B43]" office:value-type="float" office:value="0.0981569999999999" calcext:value-type="float">
            <text:p>0.098157</text:p>
          </table:table-cell>
          <table:table-cell/>
          <table:table-cell table:style-name="ce1" office:value-type="float" office:value="0.100000000000001" calcext:value-type="float">
            <text:p>0.10</text:p>
          </table:table-cell>
          <table:table-cell table:formula="of:=-[.A16]+[.B16]" office:value-type="float" office:value="0.0049999999999988" calcext:value-type="float">
            <text:p>0.005</text:p>
          </table:table-cell>
          <table:table-cell table:number-columns-repeated="9"/>
          <table:table-cell table:style-name="ce2" office:value-type="float" office:value="0.105" calcext:value-type="float">
            <text:p>0.105</text:p>
          </table:table-cell>
          <table:table-cell table:style-name="ce1" office:value-type="float" office:value="0.100000000000001" calcext:value-type="float">
            <text:p>0.10</text:p>
          </table:table-cell>
          <table:table-cell/>
          <table:table-cell table:formula="of:=0.9122*[.Q16]" office:value-type="float" office:value="0.095781" calcext:value-type="float">
            <text:p>0.095781</text:p>
          </table:table-cell>
          <table:table-cell table:formula="of:=[.T16]-[.R16]" office:value-type="float" office:value="-0.00421900000000121" calcext:value-type="float">
            <text:p>-0.004219</text:p>
          </table:table-cell>
        </table:table-row>
        <table:table-row table:style-name="ro1">
          <table:table-cell table:style-name="ce1" office:value-type="float" office:value="0.200000000000001" calcext:value-type="float">
            <text:p>0.20</text:p>
          </table:table-cell>
          <table:table-cell table:style-name="ce2" office:value-type="float" office:value="0.21" calcext:value-type="float">
            <text:p>0.210</text:p>
          </table:table-cell>
          <table:table-cell/>
          <table:table-cell table:formula="of:=[.B17]-[.B44]" office:value-type="float" office:value="0.196156" calcext:value-type="float">
            <text:p>0.196156</text:p>
          </table:table-cell>
          <table:table-cell/>
          <table:table-cell table:style-name="ce1" office:value-type="float" office:value="0.200000000000001" calcext:value-type="float">
            <text:p>0.20</text:p>
          </table:table-cell>
          <table:table-cell table:formula="of:=-[.A17]+[.B17]" office:value-type="float" office:value="0.00999999999999871" calcext:value-type="float">
            <text:p>0.01</text:p>
          </table:table-cell>
          <table:table-cell table:number-columns-repeated="9"/>
          <table:table-cell table:style-name="ce2" office:value-type="float" office:value="0.21" calcext:value-type="float">
            <text:p>0.210</text:p>
          </table:table-cell>
          <table:table-cell table:style-name="ce1" office:value-type="float" office:value="0.200000000000001" calcext:value-type="float">
            <text:p>0.20</text:p>
          </table:table-cell>
          <table:table-cell/>
          <table:table-cell table:formula="of:=0.9122*[.Q17]" office:value-type="float" office:value="0.191562" calcext:value-type="float">
            <text:p>0.191562</text:p>
          </table:table-cell>
          <table:table-cell table:formula="of:=[.T17]-[.R17]" office:value-type="float" office:value="-0.00843800000000131" calcext:value-type="float">
            <text:p>-0.008438</text:p>
          </table:table-cell>
        </table:table-row>
        <table:table-row table:style-name="ro1">
          <table:table-cell table:style-name="ce1" office:value-type="float" office:value="0.300000000000001" calcext:value-type="float">
            <text:p>0.30</text:p>
          </table:table-cell>
          <table:table-cell table:style-name="ce2" office:value-type="float" office:value="0.32" calcext:value-type="float">
            <text:p>0.320</text:p>
          </table:table-cell>
          <table:table-cell/>
          <table:table-cell table:formula="of:=[.B18]-[.B45]" office:value-type="float" office:value="0.298829" calcext:value-type="float">
            <text:p>0.298829</text:p>
          </table:table-cell>
          <table:table-cell/>
          <table:table-cell table:style-name="ce1" office:value-type="float" office:value="0.300000000000001" calcext:value-type="float">
            <text:p>0.30</text:p>
          </table:table-cell>
          <table:table-cell table:formula="of:=-[.A18]+[.B18]" office:value-type="float" office:value="0.0199999999999986" calcext:value-type="float">
            <text:p>0.02</text:p>
          </table:table-cell>
          <table:table-cell table:number-columns-repeated="9"/>
          <table:table-cell table:style-name="ce2" office:value-type="float" office:value="0.32" calcext:value-type="float">
            <text:p>0.320</text:p>
          </table:table-cell>
          <table:table-cell table:style-name="ce1" office:value-type="float" office:value="0.300000000000001" calcext:value-type="float">
            <text:p>0.30</text:p>
          </table:table-cell>
          <table:table-cell/>
          <table:table-cell table:formula="of:=0.9122*[.Q18]" office:value-type="float" office:value="0.291904" calcext:value-type="float">
            <text:p>0.291904</text:p>
          </table:table-cell>
          <table:table-cell table:formula="of:=[.T18]-[.R18]" office:value-type="float" office:value="-0.00809600000000138" calcext:value-type="float">
            <text:p>-0.008096</text:p>
          </table:table-cell>
        </table:table-row>
        <table:table-row table:style-name="ro1">
          <table:table-cell table:style-name="ce1" office:value-type="float" office:value="0.400000000000001" calcext:value-type="float">
            <text:p>0.40</text:p>
          </table:table-cell>
          <table:table-cell table:style-name="ce2" office:value-type="float" office:value="0.426" calcext:value-type="float">
            <text:p>0.426</text:p>
          </table:table-cell>
          <table:table-cell/>
          <table:table-cell table:formula="of:=[.B19]-[.B46]" office:value-type="float" office:value="0.397008" calcext:value-type="float">
            <text:p>0.397008</text:p>
          </table:table-cell>
          <table:table-cell/>
          <table:table-cell table:style-name="ce1" office:value-type="float" office:value="0.400000000000001" calcext:value-type="float">
            <text:p>0.40</text:p>
          </table:table-cell>
          <table:table-cell table:formula="of:=-[.A19]+[.B19]" office:value-type="float" office:value="0.0259999999999985" calcext:value-type="float">
            <text:p>0.026</text:p>
          </table:table-cell>
          <table:table-cell table:number-columns-repeated="9"/>
          <table:table-cell table:style-name="ce2" office:value-type="float" office:value="0.426" calcext:value-type="float">
            <text:p>0.426</text:p>
          </table:table-cell>
          <table:table-cell table:style-name="ce1" office:value-type="float" office:value="0.400000000000001" calcext:value-type="float">
            <text:p>0.40</text:p>
          </table:table-cell>
          <table:table-cell/>
          <table:table-cell table:formula="of:=0.9122*[.Q19]" office:value-type="float" office:value="0.3885972" calcext:value-type="float">
            <text:p>0.3885972</text:p>
          </table:table-cell>
          <table:table-cell table:formula="of:=[.T19]-[.R19]" office:value-type="float" office:value="-0.0114028000000015" calcext:value-type="float">
            <text:p>-0.0114028</text:p>
          </table:table-cell>
        </table:table-row>
        <table:table-row table:style-name="ro1">
          <table:table-cell table:style-name="ce1" office:value-type="float" office:value="0.500000000000002" calcext:value-type="float">
            <text:p>0.50</text:p>
          </table:table-cell>
          <table:table-cell table:style-name="ce2" office:value-type="float" office:value="0.54" calcext:value-type="float">
            <text:p>0.540</text:p>
          </table:table-cell>
          <table:table-cell/>
          <table:table-cell table:formula="of:=[.B20]-[.B47]" office:value-type="float" office:value="0.502525" calcext:value-type="float">
            <text:p>0.502525</text:p>
          </table:table-cell>
          <table:table-cell/>
          <table:table-cell table:style-name="ce1" office:value-type="float" office:value="0.500000000000002" calcext:value-type="float">
            <text:p>0.50</text:p>
          </table:table-cell>
          <table:table-cell table:formula="of:=-[.A20]+[.B20]" office:value-type="float" office:value="0.0399999999999985" calcext:value-type="float">
            <text:p>0.04</text:p>
          </table:table-cell>
          <table:table-cell table:number-columns-repeated="9"/>
          <table:table-cell table:style-name="ce2" office:value-type="float" office:value="0.54" calcext:value-type="float">
            <text:p>0.540</text:p>
          </table:table-cell>
          <table:table-cell table:style-name="ce1" office:value-type="float" office:value="0.500000000000002" calcext:value-type="float">
            <text:p>0.50</text:p>
          </table:table-cell>
          <table:table-cell/>
          <table:table-cell table:formula="of:=0.9122*[.Q20]" office:value-type="float" office:value="0.492588" calcext:value-type="float">
            <text:p>0.492588</text:p>
          </table:table-cell>
          <table:table-cell table:formula="of:=[.T20]-[.R20]" office:value-type="float" office:value="-0.00741200000000153" calcext:value-type="float">
            <text:p>-0.007412</text:p>
          </table:table-cell>
        </table:table-row>
        <table:table-row table:style-name="ro1">
          <table:table-cell table:style-name="ce1" office:value-type="float" office:value="0.600000000000002" calcext:value-type="float">
            <text:p>0.60</text:p>
          </table:table-cell>
          <table:table-cell table:style-name="ce2" office:value-type="float" office:value="0.64" calcext:value-type="float">
            <text:p>0.640</text:p>
          </table:table-cell>
          <table:table-cell/>
          <table:table-cell table:formula="of:=[.B21]-[.B48]" office:value-type="float" office:value="0.593212" calcext:value-type="float">
            <text:p>0.593212</text:p>
          </table:table-cell>
          <table:table-cell/>
          <table:table-cell table:style-name="ce1" office:value-type="float" office:value="0.600000000000002" calcext:value-type="float">
            <text:p>0.60</text:p>
          </table:table-cell>
          <table:table-cell table:formula="of:=-[.A21]+[.B21]" office:value-type="float" office:value="0.0399999999999984" calcext:value-type="float">
            <text:p>0.04</text:p>
          </table:table-cell>
          <table:table-cell table:number-columns-repeated="9"/>
          <table:table-cell table:style-name="ce2" office:value-type="float" office:value="0.64" calcext:value-type="float">
            <text:p>0.640</text:p>
          </table:table-cell>
          <table:table-cell table:style-name="ce1" office:value-type="float" office:value="0.600000000000002" calcext:value-type="float">
            <text:p>0.60</text:p>
          </table:table-cell>
          <table:table-cell/>
          <table:table-cell table:formula="of:=0.9122*[.Q21]" office:value-type="float" office:value="0.583808" calcext:value-type="float">
            <text:p>0.583808</text:p>
          </table:table-cell>
          <table:table-cell table:formula="of:=[.T21]-[.R21]" office:value-type="float" office:value="-0.0161920000000017" calcext:value-type="float">
            <text:p>-0.016192</text:p>
          </table:table-cell>
        </table:table-row>
        <table:table-row table:style-name="ro1">
          <table:table-cell table:style-name="ce1" office:value-type="float" office:value="0.700000000000002" calcext:value-type="float">
            <text:p>0.70</text:p>
          </table:table-cell>
          <table:table-cell table:style-name="ce2" office:value-type="float" office:value="0.75" calcext:value-type="float">
            <text:p>0.750</text:p>
          </table:table-cell>
          <table:table-cell/>
          <table:table-cell table:formula="of:=[.B22]-[.B49]" office:value-type="float" office:value="0.692901" calcext:value-type="float">
            <text:p>0.692901</text:p>
          </table:table-cell>
          <table:table-cell/>
          <table:table-cell table:style-name="ce1" office:value-type="float" office:value="0.700000000000002" calcext:value-type="float">
            <text:p>0.70</text:p>
          </table:table-cell>
          <table:table-cell table:formula="of:=-[.A22]+[.B22]" office:value-type="float" office:value="0.0499999999999983" calcext:value-type="float">
            <text:p>0.05</text:p>
          </table:table-cell>
          <table:table-cell table:number-columns-repeated="9"/>
          <table:table-cell table:style-name="ce2" office:value-type="float" office:value="0.75" calcext:value-type="float">
            <text:p>0.750</text:p>
          </table:table-cell>
          <table:table-cell table:style-name="ce1" office:value-type="float" office:value="0.700000000000002" calcext:value-type="float">
            <text:p>0.70</text:p>
          </table:table-cell>
          <table:table-cell/>
          <table:table-cell table:formula="of:=0.9122*[.Q22]" office:value-type="float" office:value="0.68415" calcext:value-type="float">
            <text:p>0.68415</text:p>
          </table:table-cell>
          <table:table-cell table:formula="of:=[.T22]-[.R22]" office:value-type="float" office:value="-0.0158500000000017" calcext:value-type="float">
            <text:p>-0.01585</text:p>
          </table:table-cell>
        </table:table-row>
        <table:table-row table:style-name="ro1">
          <table:table-cell table:style-name="ce1" office:value-type="float" office:value="0.800000000000002" calcext:value-type="float">
            <text:p>0.80</text:p>
          </table:table-cell>
          <table:table-cell table:style-name="ce2" office:value-type="float" office:value="0.865" calcext:value-type="float">
            <text:p>0.865</text:p>
          </table:table-cell>
          <table:table-cell/>
          <table:table-cell table:formula="of:=[.B23]-[.B50]" office:value-type="float" office:value="0.796424" calcext:value-type="float">
            <text:p>0.796424</text:p>
          </table:table-cell>
          <table:table-cell/>
          <table:table-cell table:style-name="ce1" office:value-type="float" office:value="0.800000000000002" calcext:value-type="float">
            <text:p>0.80</text:p>
          </table:table-cell>
          <table:table-cell table:formula="of:=-[.A23]+[.B23]" office:value-type="float" office:value="0.0649999999999982" calcext:value-type="float">
            <text:p>0.065</text:p>
          </table:table-cell>
          <table:table-cell table:number-columns-repeated="9"/>
          <table:table-cell table:style-name="ce2" office:value-type="float" office:value="0.865" calcext:value-type="float">
            <text:p>0.865</text:p>
          </table:table-cell>
          <table:table-cell table:style-name="ce1" office:value-type="float" office:value="0.800000000000002" calcext:value-type="float">
            <text:p>0.80</text:p>
          </table:table-cell>
          <table:table-cell/>
          <table:table-cell table:formula="of:=0.9122*[.Q23]" office:value-type="float" office:value="0.789053" calcext:value-type="float">
            <text:p>0.789053</text:p>
          </table:table-cell>
          <table:table-cell table:formula="of:=[.T23]-[.R23]" office:value-type="float" office:value="-0.0109470000000018" calcext:value-type="float">
            <text:p>-0.010947</text:p>
          </table:table-cell>
        </table:table-row>
        <table:table-row table:style-name="ro1">
          <table:table-cell table:style-name="ce1" office:value-type="float" office:value="0.900000000000002" calcext:value-type="float">
            <text:p>0.90</text:p>
          </table:table-cell>
          <table:table-cell table:style-name="ce2" office:value-type="float" office:value="0.99" calcext:value-type="float">
            <text:p>0.990</text:p>
          </table:table-cell>
          <table:table-cell/>
          <table:table-cell table:formula="of:=[.B24]-[.B51]" office:value-type="float" office:value="0.908613" calcext:value-type="float">
            <text:p>0.908613</text:p>
          </table:table-cell>
          <table:table-cell/>
          <table:table-cell table:style-name="ce1" office:value-type="float" office:value="0.900000000000002" calcext:value-type="float">
            <text:p>0.90</text:p>
          </table:table-cell>
          <table:table-cell table:formula="of:=-[.A24]+[.B24]" office:value-type="float" office:value="0.0899999999999981" calcext:value-type="float">
            <text:p>0.09</text:p>
          </table:table-cell>
          <table:table-cell table:number-columns-repeated="9"/>
          <table:table-cell table:style-name="ce2" office:value-type="float" office:value="0.99" calcext:value-type="float">
            <text:p>0.990</text:p>
          </table:table-cell>
          <table:table-cell table:style-name="ce1" office:value-type="float" office:value="0.900000000000002" calcext:value-type="float">
            <text:p>0.90</text:p>
          </table:table-cell>
          <table:table-cell/>
          <table:table-cell table:formula="of:=0.9122*[.Q24]" office:value-type="float" office:value="0.903078" calcext:value-type="float">
            <text:p>0.903078</text:p>
          </table:table-cell>
          <table:table-cell table:formula="of:=[.T24]-[.R24]" office:value-type="float" office:value="0.00307799999999814" calcext:value-type="float">
            <text:p>0.003078</text:p>
          </table:table-cell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table:style-name="ce2" office:value-type="float" office:value="1.1" calcext:value-type="float">
            <text:p>1.100</text:p>
          </table:table-cell>
          <table:table-cell/>
          <table:table-cell table:formula="of:=[.B25]-[.B52]" office:value-type="float" office:value="1.0043" calcext:value-type="float">
            <text:p>1.0043</text:p>
          </table:table-cell>
          <table:table-cell/>
          <table:table-cell table:style-name="ce1" office:value-type="float" office:value="1" calcext:value-type="float">
            <text:p>1.00</text:p>
          </table:table-cell>
          <table:table-cell table:formula="of:=-[.A25]+[.B25]" office:value-type="float" office:value="0.0999999999999981" calcext:value-type="float">
            <text:p>0.1</text:p>
          </table:table-cell>
          <table:table-cell table:number-columns-repeated="9"/>
          <table:table-cell table:style-name="ce2" office:value-type="float" office:value="1.1" calcext:value-type="float">
            <text:p>1.100</text:p>
          </table:table-cell>
          <table:table-cell table:style-name="ce1" office:value-type="float" office:value="1" calcext:value-type="float">
            <text:p>1.00</text:p>
          </table:table-cell>
          <table:table-cell/>
          <table:table-cell table:formula="of:=0.9122*[.Q25]" office:value-type="float" office:value="1.00342" calcext:value-type="float">
            <text:p>1.00342</text:p>
          </table:table-cell>
          <table:table-cell table:formula="of:=[.T25]-[.R25]" office:value-type="float" office:value="0.0034199999999982" calcext:value-type="float">
            <text:p>0.00342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real</text:p>
          </table:table-cell>
          <table:table-cell table:style-name="ce2" office:value-type="string" calcext:value-type="string">
            <text:p>function real to error</text:p>
          </table:table-cell>
          <table:table-cell office:value-type="string" calcext:value-type="string">
            <text:p>new error</text:p>
          </table:table-cell>
          <table:table-cell office:value-type="string" calcext:value-type="string">
            <text:p>corriged measurement</text:p>
          </table:table-cell>
          <table:table-cell office:value-type="string" calcext:value-type="string">
            <text:p>function measured to error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error</text:p>
          </table:table-cell>
          <table:table-cell table:number-columns-repeated="14"/>
        </table:table-row>
        <table:table-row table:style-name="ro1">
          <table:table-cell table:style-name="ce1" office:value-type="float" office:value="-1.3" calcext:value-type="float">
            <text:p>-1.30</text:p>
          </table:table-cell>
          <table:table-cell table:style-name="ce2" table:formula="of:=0.028*POWER([.A29];3)-0.0005*POWER([.A29];2)+0.0682*[.A29]" office:value-type="float" office:value="-0.151021" calcext:value-type="float">
            <text:p>-0.151</text:p>
          </table:table-cell>
          <table:table-cell table:formula="of:=[.D29]-[.A29]" office:value-type="float" office:value="0.00267847500000018" calcext:value-type="float">
            <text:p>0.002678475</text:p>
          </table:table-cell>
          <table:table-cell table:formula="of:=[.F29]-[.E29]" office:value-type="float" office:value="-1.297321525" calcext:value-type="float">
            <text:p>-1.297321525</text:p>
          </table:table-cell>
          <table:table-cell table:style-name="ce2" table:formula="of:=0.019*POWER([.F29];3)-0.00024*POWER([.F29];2)+0.065*[.F29]" office:value-type="float" office:value="-0.152678475" calcext:value-type="float">
            <text:p>-0.153</text:p>
          </table:table-cell>
          <table:table-cell table:style-name="ce2" office:value-type="float" office:value="-1.45" calcext:value-type="float">
            <text:p>-1.450</text:p>
          </table:table-cell>
          <table:table-cell office:value-type="float" office:value="-0.15" calcext:value-type="float">
            <text:p>-0.15</text:p>
          </table:table-cell>
          <table:table-cell table:number-columns-repeated="14"/>
        </table:table-row>
        <table:table-row table:style-name="ro1">
          <table:table-cell table:style-name="ce1" office:value-type="float" office:value="-1.2" calcext:value-type="float">
            <text:p>-1.20</text:p>
          </table:table-cell>
          <table:table-cell table:style-name="ce2" table:formula="of:=0.028*POWER([.A30];3)-0.0005*POWER([.A30];2)+0.0682*[.A30]" office:value-type="float" office:value="-0.130944" calcext:value-type="float">
            <text:p>-0.131</text:p>
          </table:table-cell>
          <table:table-cell table:formula="of:=[.D30]-[.A30]" office:value-type="float" office:value="0.00157463899999999" calcext:value-type="float">
            <text:p>0.001574639</text:p>
          </table:table-cell>
          <table:table-cell table:formula="of:=[.F30]-[.E30]" office:value-type="float" office:value="-1.198425361" calcext:value-type="float">
            <text:p>-1.198425361</text:p>
          </table:table-cell>
          <table:table-cell table:style-name="ce2" table:formula="of:=0.019*POWER([.F30];3)-0.00024*POWER([.F30];2)+0.065*[.F30]" office:value-type="float" office:value="-0.131574639" calcext:value-type="float">
            <text:p>-0.132</text:p>
          </table:table-cell>
          <table:table-cell table:style-name="ce2" office:value-type="float" office:value="-1.33" calcext:value-type="float">
            <text:p>-1.330</text:p>
          </table:table-cell>
          <table:table-cell office:value-type="float" office:value="-0.13" calcext:value-type="float">
            <text:p>-0.13</text:p>
          </table:table-cell>
          <table:table-cell table:number-columns-repeated="14"/>
        </table:table-row>
        <table:table-row table:style-name="ro1">
          <table:table-cell table:style-name="ce1" office:value-type="float" office:value="-1.1" calcext:value-type="float">
            <text:p>-1.10</text:p>
          </table:table-cell>
          <table:table-cell table:style-name="ce2" table:formula="of:=0.028*POWER([.A31];3)-0.0005*POWER([.A31];2)+0.0682*[.A31]" office:value-type="float" office:value="-0.112893" calcext:value-type="float">
            <text:p>-0.113</text:p>
          </table:table-cell>
          <table:table-cell table:formula="of:=[.D31]-[.A31]" office:value-type="float" office:value="0.00266104299999981" calcext:value-type="float">
            <text:p>0.002661043</text:p>
          </table:table-cell>
          <table:table-cell table:formula="of:=[.F31]-[.E31]" office:value-type="float" office:value="-1.097338957" calcext:value-type="float">
            <text:p>-1.097338957</text:p>
          </table:table-cell>
          <table:table-cell table:style-name="ce2" table:formula="of:=0.019*POWER([.F31];3)-0.00024*POWER([.F31];2)+0.065*[.F31]" office:value-type="float" office:value="-0.112661043" calcext:value-type="float">
            <text:p>-0.113</text:p>
          </table:table-cell>
          <table:table-cell table:style-name="ce2" office:value-type="float" office:value="-1.21" calcext:value-type="float">
            <text:p>-1.210</text:p>
          </table:table-cell>
          <table:table-cell office:value-type="float" office:value="-0.11" calcext:value-type="float">
            <text:p>-0.11</text:p>
          </table:table-cell>
          <table:table-cell table:number-columns-repeated="14"/>
        </table:table-row>
        <table:table-row table:style-name="ro1">
          <table:table-cell table:style-name="ce1" office:value-type="float" office:value="-1" calcext:value-type="float">
            <text:p>-1.00</text:p>
          </table:table-cell>
          <table:table-cell table:style-name="ce2" table:formula="of:=0.028*POWER([.A32];3)-0.0005*POWER([.A32];2)+0.0682*[.A32]" office:value-type="float" office:value="-0.0967" calcext:value-type="float">
            <text:p>-0.097</text:p>
          </table:table-cell>
          <table:table-cell table:formula="of:=[.D32]-[.A32]" office:value-type="float" office:value="-0.00292060000000038" calcext:value-type="float">
            <text:p>-0.0029206</text:p>
          </table:table-cell>
          <table:table-cell table:formula="of:=[.F32]-[.E32]" office:value-type="float" office:value="-1.0029206" calcext:value-type="float">
            <text:p>-1.0029206</text:p>
          </table:table-cell>
          <table:table-cell table:style-name="ce2" table:formula="of:=0.019*POWER([.F32];3)-0.00024*POWER([.F32];2)+0.065*[.F32]" office:value-type="float" office:value="-0.0970794" calcext:value-type="float">
            <text:p>-0.097</text:p>
          </table:table-cell>
          <table:table-cell table:style-name="ce2" office:value-type="float" office:value="-1.1" calcext:value-type="float">
            <text:p>-1.100</text:p>
          </table:table-cell>
          <table:table-cell office:value-type="float" office:value="-0.1" calcext:value-type="float">
            <text:p>-0.1</text:p>
          </table:table-cell>
          <table:table-cell table:number-columns-repeated="14"/>
        </table:table-row>
        <table:table-row table:style-name="ro1">
          <table:table-cell table:style-name="ce1" office:value-type="float" office:value="-0.9" calcext:value-type="float">
            <text:p>-0.90</text:p>
          </table:table-cell>
          <table:table-cell table:style-name="ce2" table:formula="of:=0.028*POWER([.A33];3)-0.0005*POWER([.A33];2)+0.0682*[.A33]" office:value-type="float" office:value="-0.0821969999999999" calcext:value-type="float">
            <text:p>-0.082</text:p>
          </table:table-cell>
          <table:table-cell table:formula="of:=[.D33]-[.A33]" office:value-type="float" office:value="-0.00697909500000027" calcext:value-type="float">
            <text:p>-0.006979095</text:p>
          </table:table-cell>
          <table:table-cell table:formula="of:=[.F33]-[.E33]" office:value-type="float" office:value="-0.906979095" calcext:value-type="float">
            <text:p>-0.906979095</text:p>
          </table:table-cell>
          <table:table-cell table:style-name="ce2" table:formula="of:=0.019*POWER([.F33];3)-0.00024*POWER([.F33];2)+0.065*[.F33]" office:value-type="float" office:value="-0.083020905" calcext:value-type="float">
            <text:p>-0.083</text:p>
          </table:table-cell>
          <table:table-cell table:style-name="ce2" office:value-type="float" office:value="-0.99" calcext:value-type="float">
            <text:p>-0.990</text:p>
          </table:table-cell>
          <table:table-cell office:value-type="float" office:value="-0.0900000000000003" calcext:value-type="float">
            <text:p>-0.09</text:p>
          </table:table-cell>
          <table:table-cell table:number-columns-repeated="14"/>
        </table:table-row>
        <table:table-row table:style-name="ro1">
          <table:table-cell table:style-name="ce1" office:value-type="float" office:value="-0.8" calcext:value-type="float">
            <text:p>-0.80</text:p>
          </table:table-cell>
          <table:table-cell table:style-name="ce2" table:formula="of:=0.028*POWER([.A34];3)-0.0005*POWER([.A34];2)+0.0682*[.A34]" office:value-type="float" office:value="-0.0692159999999999" calcext:value-type="float">
            <text:p>-0.069</text:p>
          </table:table-cell>
          <table:table-cell table:formula="of:=[.D34]-[.A34]" office:value-type="float" office:value="-0.00966617600000041" calcext:value-type="float">
            <text:p>-0.009666176</text:p>
          </table:table-cell>
          <table:table-cell table:formula="of:=[.F34]-[.E34]" office:value-type="float" office:value="-0.809666176" calcext:value-type="float">
            <text:p>-0.809666176</text:p>
          </table:table-cell>
          <table:table-cell table:style-name="ce2" table:formula="of:=0.019*POWER([.F34];3)-0.00024*POWER([.F34];2)+0.065*[.F34]" office:value-type="float" office:value="-0.070333824" calcext:value-type="float">
            <text:p>-0.070</text:p>
          </table:table-cell>
          <table:table-cell table:style-name="ce2" office:value-type="float" office:value="-0.88" calcext:value-type="float">
            <text:p>-0.880</text:p>
          </table:table-cell>
          <table:table-cell office:value-type="float" office:value="-0.0800000000000004" calcext:value-type="float">
            <text:p>-0.08</text:p>
          </table:table-cell>
          <table:table-cell table:number-columns-repeated="14"/>
        </table:table-row>
        <table:table-row table:style-name="ro1">
          <table:table-cell table:style-name="ce1" office:value-type="float" office:value="-0.7" calcext:value-type="float">
            <text:p>-0.70</text:p>
          </table:table-cell>
          <table:table-cell table:style-name="ce2" table:formula="of:=0.028*POWER([.A35];3)-0.0005*POWER([.A35];2)+0.0682*[.A35]" office:value-type="float" office:value="-0.0575889999999999" calcext:value-type="float">
            <text:p>-0.058</text:p>
          </table:table-cell>
          <table:table-cell table:formula="of:=[.D35]-[.A35]" office:value-type="float" office:value="-0.00212083200000046" calcext:value-type="float">
            <text:p>-0.002120832</text:p>
          </table:table-cell>
          <table:table-cell table:formula="of:=[.F35]-[.E35]" office:value-type="float" office:value="-0.702120832" calcext:value-type="float">
            <text:p>-0.702120832</text:p>
          </table:table-cell>
          <table:table-cell table:style-name="ce2" table:formula="of:=0.019*POWER([.F35];3)-0.00024*POWER([.F35];2)+0.065*[.F35]" office:value-type="float" office:value="-0.057879168" calcext:value-type="float">
            <text:p>-0.058</text:p>
          </table:table-cell>
          <table:table-cell table:style-name="ce2" office:value-type="float" office:value="-0.76" calcext:value-type="float">
            <text:p>-0.760</text:p>
          </table:table-cell>
          <table:table-cell office:value-type="float" office:value="-0.0600000000000005" calcext:value-type="float">
            <text:p>-0.06</text:p>
          </table:table-cell>
          <table:table-cell table:number-columns-repeated="14"/>
        </table:table-row>
        <table:table-row table:style-name="ro1">
          <table:table-cell table:style-name="ce1" office:value-type="float" office:value="-0.6" calcext:value-type="float">
            <text:p>-0.60</text:p>
          </table:table-cell>
          <table:table-cell table:style-name="ce2" table:formula="of:=0.028*POWER([.A36];3)-0.0005*POWER([.A36];2)+0.0682*[.A36]" office:value-type="float" office:value="-0.0471479999999999" calcext:value-type="float">
            <text:p>-0.047</text:p>
          </table:table-cell>
          <table:table-cell table:formula="of:=[.D36]-[.A36]" office:value-type="float" office:value="-0.00243072500000063" calcext:value-type="float">
            <text:p>-0.002430725</text:p>
          </table:table-cell>
          <table:table-cell table:formula="of:=[.F36]-[.E36]" office:value-type="float" office:value="-0.602430725" calcext:value-type="float">
            <text:p>-0.602430725</text:p>
          </table:table-cell>
          <table:table-cell table:style-name="ce2" table:formula="of:=0.019*POWER([.F36];3)-0.00024*POWER([.F36];2)+0.065*[.F36]" office:value-type="float" office:value="-0.047569275" calcext:value-type="float">
            <text:p>-0.048</text:p>
          </table:table-cell>
          <table:table-cell table:style-name="ce2" office:value-type="float" office:value="-0.65" calcext:value-type="float">
            <text:p>-0.650</text:p>
          </table:table-cell>
          <table:table-cell office:value-type="float" office:value="-0.0500000000000006" calcext:value-type="float">
            <text:p>-0.05</text:p>
          </table:table-cell>
          <table:table-cell table:number-columns-repeated="14"/>
        </table:table-row>
        <table:table-row table:style-name="ro1">
          <table:table-cell table:style-name="ce1" office:value-type="float" office:value="-0.499999999999999" calcext:value-type="float">
            <text:p>-0.50</text:p>
          </table:table-cell>
          <table:table-cell table:style-name="ce2" table:formula="of:=0.028*POWER([.A37];3)-0.0005*POWER([.A37];2)+0.0682*[.A37]" office:value-type="float" office:value="-0.0377249999999999" calcext:value-type="float">
            <text:p>-0.038</text:p>
          </table:table-cell>
          <table:table-cell table:formula="of:=[.D37]-[.A37]" office:value-type="float" office:value="0.00091643746699932" calcext:value-type="float">
            <text:p>0.0009164375</text:p>
          </table:table-cell>
          <table:table-cell table:formula="of:=[.F37]-[.E37]" office:value-type="float" office:value="-0.499083562533" calcext:value-type="float">
            <text:p>-0.4990835625</text:p>
          </table:table-cell>
          <table:table-cell table:style-name="ce2" table:formula="of:=0.019*POWER([.F37];3)-0.00024*POWER([.F37];2)+0.065*[.F37]" office:value-type="float" office:value="-0.037916437467" calcext:value-type="float">
            <text:p>-0.038</text:p>
          </table:table-cell>
          <table:table-cell table:style-name="ce2" office:value-type="float" office:value="-0.537" calcext:value-type="float">
            <text:p>-0.537</text:p>
          </table:table-cell>
          <table:table-cell office:value-type="float" office:value="-0.0370000000000007" calcext:value-type="float">
            <text:p>-0.037</text:p>
          </table:table-cell>
          <table:table-cell table:number-columns-repeated="14"/>
        </table:table-row>
        <table:table-row table:style-name="ro1">
          <table:table-cell table:style-name="ce1" office:value-type="float" office:value="-0.399999999999999" calcext:value-type="float">
            <text:p>-0.40</text:p>
          </table:table-cell>
          <table:table-cell table:style-name="ce2" table:formula="of:=0.028*POWER([.A38];3)-0.0005*POWER([.A38];2)+0.0682*[.A38]" office:value-type="float" office:value="-0.0291519999999999" calcext:value-type="float">
            <text:p>-0.029</text:p>
          </table:table-cell>
          <table:table-cell table:formula="of:=[.D38]-[.A38]" office:value-type="float" office:value="0.00597599533299925" calcext:value-type="float">
            <text:p>0.0059759953</text:p>
          </table:table-cell>
          <table:table-cell table:formula="of:=[.F38]-[.E38]" office:value-type="float" office:value="-0.394024004667" calcext:value-type="float">
            <text:p>-0.3940240047</text:p>
          </table:table-cell>
          <table:table-cell table:style-name="ce2" table:formula="of:=0.019*POWER([.F38];3)-0.00024*POWER([.F38];2)+0.065*[.F38]" office:value-type="float" office:value="-0.028975995333" calcext:value-type="float">
            <text:p>-0.029</text:p>
          </table:table-cell>
          <table:table-cell table:style-name="ce2" office:value-type="float" office:value="-0.423" calcext:value-type="float">
            <text:p>-0.423</text:p>
          </table:table-cell>
          <table:table-cell office:value-type="float" office:value="-0.0230000000000007" calcext:value-type="float">
            <text:p>-0.023</text:p>
          </table:table-cell>
          <table:table-cell table:number-columns-repeated="14"/>
        </table:table-row>
        <table:table-row table:style-name="ro1">
          <table:table-cell table:style-name="ce1" office:value-type="float" office:value="-0.299999999999999" calcext:value-type="float">
            <text:p>-0.30</text:p>
          </table:table-cell>
          <table:table-cell table:style-name="ce2" table:formula="of:=0.028*POWER([.A39];3)-0.0005*POWER([.A39];2)+0.0682*[.A39]" office:value-type="float" office:value="-0.0212609999999999" calcext:value-type="float">
            <text:p>-0.021</text:p>
          </table:table-cell>
          <table:table-cell table:formula="of:=[.D39]-[.A39]" office:value-type="float" office:value="0.00702188677599913" calcext:value-type="float">
            <text:p>0.0070218868</text:p>
          </table:table-cell>
          <table:table-cell table:formula="of:=[.F39]-[.E39]" office:value-type="float" office:value="-0.292978113224" calcext:value-type="float">
            <text:p>-0.2929781132</text:p>
          </table:table-cell>
          <table:table-cell table:style-name="ce2" table:formula="of:=0.019*POWER([.F39];3)-0.00024*POWER([.F39];2)+0.065*[.F39]" office:value-type="float" office:value="-0.021021886776" calcext:value-type="float">
            <text:p>-0.021</text:p>
          </table:table-cell>
          <table:table-cell table:style-name="ce2" office:value-type="float" office:value="-0.314" calcext:value-type="float">
            <text:p>-0.314</text:p>
          </table:table-cell>
          <table:table-cell office:value-type="float" office:value="-0.0140000000000008" calcext:value-type="float">
            <text:p>-0.014</text:p>
          </table:table-cell>
          <table:table-cell table:number-columns-repeated="14"/>
        </table:table-row>
        <table:table-row table:style-name="ro1">
          <table:table-cell table:style-name="ce1" office:value-type="float" office:value="-0.199999999999999" calcext:value-type="float">
            <text:p>-0.20</text:p>
          </table:table-cell>
          <table:table-cell table:style-name="ce2" table:formula="of:=0.028*POWER([.A40];3)-0.0005*POWER([.A40];2)+0.0682*[.A40]" office:value-type="float" office:value="-0.0138839999999999" calcext:value-type="float">
            <text:p>-0.014</text:p>
          </table:table-cell>
          <table:table-cell table:formula="of:=[.D40]-[.A40]" office:value-type="float" office:value="0.000107197575999085" calcext:value-type="float">
            <text:p>0.0001071976</text:p>
          </table:table-cell>
          <table:table-cell table:formula="of:=[.F40]-[.E40]" office:value-type="float" office:value="-0.199892802424" calcext:value-type="float">
            <text:p>-0.1998928024</text:p>
          </table:table-cell>
          <table:table-cell table:style-name="ce2" table:formula="of:=0.019*POWER([.F40];3)-0.00024*POWER([.F40];2)+0.065*[.F40]" office:value-type="float" office:value="-0.014107197576" calcext:value-type="float">
            <text:p>-0.014</text:p>
          </table:table-cell>
          <table:table-cell table:style-name="ce2" office:value-type="float" office:value="-0.214" calcext:value-type="float">
            <text:p>-0.214</text:p>
          </table:table-cell>
          <table:table-cell office:value-type="float" office:value="-0.0140000000000009" calcext:value-type="float">
            <text:p>-0.014</text:p>
          </table:table-cell>
          <table:table-cell table:number-columns-repeated="14"/>
        </table:table-row>
        <table:table-row table:style-name="ro1">
          <table:table-cell table:style-name="ce1" office:value-type="float" office:value="-0.099999999999999" calcext:value-type="float">
            <text:p>-0.10</text:p>
          </table:table-cell>
          <table:table-cell table:style-name="ce2" table:formula="of:=0.028*POWER([.A41];3)-0.0005*POWER([.A41];2)+0.0682*[.A41]" office:value-type="float" office:value="-0.00685299999999993" calcext:value-type="float">
            <text:p>-0.007</text:p>
          </table:table-cell>
          <table:table-cell table:formula="of:=[.D41]-[.A41]" office:value-type="float" office:value="0.000915325943998985" calcext:value-type="float">
            <text:p>0.0009153259</text:p>
          </table:table-cell>
          <table:table-cell table:formula="of:=[.F41]-[.E41]" office:value-type="float" office:value="-0.099084674056" calcext:value-type="float">
            <text:p>-0.0990846741</text:p>
          </table:table-cell>
          <table:table-cell table:style-name="ce2" table:formula="of:=0.019*POWER([.F41];3)-0.00024*POWER([.F41];2)+0.065*[.F41]" office:value-type="float" office:value="-0.006915325944" calcext:value-type="float">
            <text:p>-0.007</text:p>
          </table:table-cell>
          <table:table-cell table:style-name="ce2" office:value-type="float" office:value="-0.106" calcext:value-type="float">
            <text:p>-0.106</text:p>
          </table:table-cell>
          <table:table-cell office:value-type="float" office:value="-0.00600000000000102" calcext:value-type="float">
            <text:p>-0.006</text:p>
          </table:table-cell>
          <table:table-cell table:number-columns-repeated="14"/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2" table:formula="of:=0.028*POWER([.A42];3)-0.0005*POWER([.A42];2)+0.0682*[.A42]" office:value-type="float" office:value="0" calcext:value-type="float">
            <text:p>0.000</text:p>
          </table:table-cell>
          <table:table-cell table:formula="of:=[.D42]-[.A42]" office:value-type="float" office:value="0.001309000418264" calcext:value-type="float">
            <text:p>0.0013090004</text:p>
          </table:table-cell>
          <table:table-cell table:formula="of:=[.F42]-[.E42]" office:value-type="float" office:value="0.001309000418264" calcext:value-type="float">
            <text:p>0.0013090004</text:p>
          </table:table-cell>
          <table:table-cell table:style-name="ce2" table:formula="of:=0.019*POWER([.F42];3)-0.00024*POWER([.F42];2)+0.065*[.F42]" office:value-type="float" office:value="0.000090999581736" calcext:value-type="float">
            <text:p>0.000</text:p>
          </table:table-cell>
          <table:table-cell table:style-name="ce2" office:value-type="float" office:value="0.0014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style-name="ce1" office:value-type="float" office:value="0.100000000000001" calcext:value-type="float">
            <text:p>0.10</text:p>
          </table:table-cell>
          <table:table-cell table:style-name="ce2" table:formula="of:=0.028*POWER([.A43];3)-0.0005*POWER([.A43];2)+0.0682*[.A43]" office:value-type="float" office:value="0.00684300000000008" calcext:value-type="float">
            <text:p>0.007</text:p>
          </table:table-cell>
          <table:table-cell table:formula="of:=[.D43]-[.A43]" office:value-type="float" office:value="-0.00184434887500121" calcext:value-type="float">
            <text:p>-0.0018443489</text:p>
          </table:table-cell>
          <table:table-cell table:formula="of:=[.F43]-[.E43]" office:value-type="float" office:value="0.098155651125" calcext:value-type="float">
            <text:p>0.0981556511</text:p>
          </table:table-cell>
          <table:table-cell table:style-name="ce2" table:formula="of:=0.019*POWER([.F43];3)-0.00024*POWER([.F43];2)+0.065*[.F43]" office:value-type="float" office:value="0.006844348875" calcext:value-type="float">
            <text:p>0.007</text:p>
          </table:table-cell>
          <table:table-cell table:style-name="ce2" office:value-type="float" office:value="0.105" calcext:value-type="float">
            <text:p>0.105</text:p>
          </table:table-cell>
          <table:table-cell office:value-type="float" office:value="0.0049999999999988" calcext:value-type="float">
            <text:p>0.005</text:p>
          </table:table-cell>
          <table:table-cell table:number-columns-repeated="14"/>
        </table:table-row>
        <table:table-row table:style-name="ro1">
          <table:table-cell table:style-name="ce1" office:value-type="float" office:value="0.200000000000001" calcext:value-type="float">
            <text:p>0.20</text:p>
          </table:table-cell>
          <table:table-cell table:style-name="ce2" table:formula="of:=0.028*POWER([.A44];3)-0.0005*POWER([.A44];2)+0.0682*[.A44]" office:value-type="float" office:value="0.0138440000000001" calcext:value-type="float">
            <text:p>0.014</text:p>
          </table:table-cell>
          <table:table-cell table:formula="of:=[.D44]-[.A44]" office:value-type="float" office:value="-0.00381537500000129" calcext:value-type="float">
            <text:p>-0.003815375</text:p>
          </table:table-cell>
          <table:table-cell table:formula="of:=[.F44]-[.E44]" office:value-type="float" office:value="0.196184625" calcext:value-type="float">
            <text:p>0.196184625</text:p>
          </table:table-cell>
          <table:table-cell table:style-name="ce2" table:formula="of:=0.019*POWER([.F44];3)-0.00024*POWER([.F44];2)+0.065*[.F44]" office:value-type="float" office:value="0.013815375" calcext:value-type="float">
            <text:p>0.014</text:p>
          </table:table-cell>
          <table:table-cell table:style-name="ce2" office:value-type="float" office:value="0.21" calcext:value-type="float">
            <text:p>0.210</text:p>
          </table:table-cell>
          <table:table-cell office:value-type="float" office:value="0.00999999999999871" calcext:value-type="float">
            <text:p>0.01</text:p>
          </table:table-cell>
          <table:table-cell table:number-columns-repeated="14"/>
        </table:table-row>
        <table:table-row table:style-name="ro1">
          <table:table-cell table:style-name="ce1" office:value-type="float" office:value="0.300000000000001" calcext:value-type="float">
            <text:p>0.30</text:p>
          </table:table-cell>
          <table:table-cell table:style-name="ce2" table:formula="of:=0.028*POWER([.A45];3)-0.0005*POWER([.A45];2)+0.0682*[.A45]" office:value-type="float" office:value="0.0211710000000001" calcext:value-type="float">
            <text:p>0.021</text:p>
          </table:table-cell>
          <table:table-cell table:formula="of:=[.D45]-[.A45]" office:value-type="float" office:value="-0.00139801600000139" calcext:value-type="float">
            <text:p>-0.001398016</text:p>
          </table:table-cell>
          <table:table-cell table:formula="of:=[.F45]-[.E45]" office:value-type="float" office:value="0.298601984" calcext:value-type="float">
            <text:p>0.298601984</text:p>
          </table:table-cell>
          <table:table-cell table:style-name="ce2" table:formula="of:=0.019*POWER([.F45];3)-0.00024*POWER([.F45];2)+0.065*[.F45]" office:value-type="float" office:value="0.021398016" calcext:value-type="float">
            <text:p>0.021</text:p>
          </table:table-cell>
          <table:table-cell table:style-name="ce2" office:value-type="float" office:value="0.32" calcext:value-type="float">
            <text:p>0.320</text:p>
          </table:table-cell>
          <table:table-cell office:value-type="float" office:value="0.0199999999999986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float" office:value="0.400000000000001" calcext:value-type="float">
            <text:p>0.40</text:p>
          </table:table-cell>
          <table:table-cell table:style-name="ce2" table:formula="of:=0.028*POWER([.A46];3)-0.0005*POWER([.A46];2)+0.0682*[.A46]" office:value-type="float" office:value="0.0289920000000001" calcext:value-type="float">
            <text:p>0.029</text:p>
          </table:table-cell>
          <table:table-cell table:formula="of:=[.D46]-[.A46]" office:value-type="float" office:value="-0.00311531250400149" calcext:value-type="float">
            <text:p>-0.0031153125</text:p>
          </table:table-cell>
          <table:table-cell table:formula="of:=[.F46]-[.E46]" office:value-type="float" office:value="0.396884687496" calcext:value-type="float">
            <text:p>0.3968846875</text:p>
          </table:table-cell>
          <table:table-cell table:style-name="ce2" table:formula="of:=0.019*POWER([.F46];3)-0.00024*POWER([.F46];2)+0.065*[.F46]" office:value-type="float" office:value="0.029115312504" calcext:value-type="float">
            <text:p>0.029</text:p>
          </table:table-cell>
          <table:table-cell table:style-name="ce2" office:value-type="float" office:value="0.426" calcext:value-type="float">
            <text:p>0.426</text:p>
          </table:table-cell>
          <table:table-cell office:value-type="float" office:value="0.0259999999999985" calcext:value-type="float">
            <text:p>0.026</text:p>
          </table:table-cell>
          <table:table-cell table:number-columns-repeated="14"/>
        </table:table-row>
        <table:table-row table:style-name="ro1">
          <table:table-cell table:style-name="ce1" office:value-type="float" office:value="0.500000000000002" calcext:value-type="float">
            <text:p>0.50</text:p>
          </table:table-cell>
          <table:table-cell table:style-name="ce2" table:formula="of:=0.028*POWER([.A47];3)-0.0005*POWER([.A47];2)+0.0682*[.A47]" office:value-type="float" office:value="0.0374750000000001" calcext:value-type="float">
            <text:p>0.037</text:p>
          </table:table-cell>
          <table:table-cell table:formula="of:=[.D47]-[.A47]" office:value-type="float" office:value="0.0019781679999985" calcext:value-type="float">
            <text:p>0.001978168</text:p>
          </table:table-cell>
          <table:table-cell table:formula="of:=[.F47]-[.E47]" office:value-type="float" office:value="0.501978168" calcext:value-type="float">
            <text:p>0.501978168</text:p>
          </table:table-cell>
          <table:table-cell table:style-name="ce2" table:formula="of:=0.019*POWER([.F47];3)-0.00024*POWER([.F47];2)+0.065*[.F47]" office:value-type="float" office:value="0.038021832" calcext:value-type="float">
            <text:p>0.038</text:p>
          </table:table-cell>
          <table:table-cell table:style-name="ce2" office:value-type="float" office:value="0.54" calcext:value-type="float">
            <text:p>0.540</text:p>
          </table:table-cell>
          <table:table-cell office:value-type="float" office:value="0.0399999999999985" calcext:value-type="float">
            <text:p>0.04</text:p>
          </table:table-cell>
          <table:table-cell table:number-columns-repeated="14"/>
        </table:table-row>
        <table:table-row table:style-name="ro1">
          <table:table-cell table:style-name="ce1" office:value-type="float" office:value="0.600000000000002" calcext:value-type="float">
            <text:p>0.60</text:p>
          </table:table-cell>
          <table:table-cell table:style-name="ce2" table:formula="of:=0.028*POWER([.A48];3)-0.0005*POWER([.A48];2)+0.0682*[.A48]" office:value-type="float" office:value="0.0467880000000002" calcext:value-type="float">
            <text:p>0.047</text:p>
          </table:table-cell>
          <table:table-cell table:formula="of:=[.D48]-[.A48]" office:value-type="float" office:value="-0.00648243200000165" calcext:value-type="float">
            <text:p>-0.006482432</text:p>
          </table:table-cell>
          <table:table-cell table:formula="of:=[.F48]-[.E48]" office:value-type="float" office:value="0.593517568" calcext:value-type="float">
            <text:p>0.593517568</text:p>
          </table:table-cell>
          <table:table-cell table:style-name="ce2" table:formula="of:=0.019*POWER([.F48];3)-0.00024*POWER([.F48];2)+0.065*[.F48]" office:value-type="float" office:value="0.046482432" calcext:value-type="float">
            <text:p>0.046</text:p>
          </table:table-cell>
          <table:table-cell table:style-name="ce2" office:value-type="float" office:value="0.64" calcext:value-type="float">
            <text:p>0.640</text:p>
          </table:table-cell>
          <table:table-cell office:value-type="float" office:value="0.0399999999999984" calcext:value-type="float">
            <text:p>0.04</text:p>
          </table:table-cell>
          <table:table-cell table:number-columns-repeated="14"/>
        </table:table-row>
        <table:table-row table:style-name="ro1">
          <table:table-cell table:style-name="ce1" office:value-type="float" office:value="0.700000000000002" calcext:value-type="float">
            <text:p>0.70</text:p>
          </table:table-cell>
          <table:table-cell table:style-name="ce2" table:formula="of:=0.028*POWER([.A49];3)-0.0005*POWER([.A49];2)+0.0682*[.A49]" office:value-type="float" office:value="0.0570990000000002" calcext:value-type="float">
            <text:p>0.057</text:p>
          </table:table-cell>
          <table:table-cell table:formula="of:=[.D49]-[.A49]" office:value-type="float" office:value="-0.00663062500000178" calcext:value-type="float">
            <text:p>-0.006630625</text:p>
          </table:table-cell>
          <table:table-cell table:formula="of:=[.F49]-[.E49]" office:value-type="float" office:value="0.693369375" calcext:value-type="float">
            <text:p>0.693369375</text:p>
          </table:table-cell>
          <table:table-cell table:style-name="ce2" table:formula="of:=0.019*POWER([.F49];3)-0.00024*POWER([.F49];2)+0.065*[.F49]" office:value-type="float" office:value="0.056630625" calcext:value-type="float">
            <text:p>0.057</text:p>
          </table:table-cell>
          <table:table-cell table:style-name="ce2" office:value-type="float" office:value="0.75" calcext:value-type="float">
            <text:p>0.750</text:p>
          </table:table-cell>
          <table:table-cell office:value-type="float" office:value="0.0499999999999983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float" office:value="0.800000000000002" calcext:value-type="float">
            <text:p>0.80</text:p>
          </table:table-cell>
          <table:table-cell table:style-name="ce2" table:formula="of:=0.028*POWER([.A50];3)-0.0005*POWER([.A50];2)+0.0682*[.A50]" office:value-type="float" office:value="0.0685760000000002" calcext:value-type="float">
            <text:p>0.069</text:p>
          </table:table-cell>
          <table:table-cell table:formula="of:=[.D50]-[.A50]" office:value-type="float" office:value="-0.00334250387500179" calcext:value-type="float">
            <text:p>-0.0033425039</text:p>
          </table:table-cell>
          <table:table-cell table:formula="of:=[.F50]-[.E50]" office:value-type="float" office:value="0.796657496125" calcext:value-type="float">
            <text:p>0.7966574961</text:p>
          </table:table-cell>
          <table:table-cell table:style-name="ce2" table:formula="of:=0.019*POWER([.F50];3)-0.00024*POWER([.F50];2)+0.065*[.F50]" office:value-type="float" office:value="0.068342503875" calcext:value-type="float">
            <text:p>0.068</text:p>
          </table:table-cell>
          <table:table-cell table:style-name="ce2" office:value-type="float" office:value="0.865" calcext:value-type="float">
            <text:p>0.865</text:p>
          </table:table-cell>
          <table:table-cell office:value-type="float" office:value="0.0649999999999982" calcext:value-type="float">
            <text:p>0.065</text:p>
          </table:table-cell>
          <table:table-cell table:number-columns-repeated="14"/>
        </table:table-row>
        <table:table-row table:style-name="ro1">
          <table:table-cell table:style-name="ce1" office:value-type="float" office:value="0.900000000000002" calcext:value-type="float">
            <text:p>0.90</text:p>
          </table:table-cell>
          <table:table-cell table:style-name="ce2" table:formula="of:=0.028*POWER([.A51];3)-0.0005*POWER([.A51];2)+0.0682*[.A51]" office:value-type="float" office:value="0.0813870000000003" calcext:value-type="float">
            <text:p>0.081</text:p>
          </table:table-cell>
          <table:table-cell table:formula="of:=[.D51]-[.A51]" office:value-type="float" office:value="0.00744954299999812" calcext:value-type="float">
            <text:p>0.007449543</text:p>
          </table:table-cell>
          <table:table-cell table:formula="of:=[.F51]-[.E51]" office:value-type="float" office:value="0.907449543" calcext:value-type="float">
            <text:p>0.907449543</text:p>
          </table:table-cell>
          <table:table-cell table:style-name="ce2" table:formula="of:=0.019*POWER([.F51];3)-0.00024*POWER([.F51];2)+0.065*[.F51]" office:value-type="float" office:value="0.082550457" calcext:value-type="float">
            <text:p>0.083</text:p>
          </table:table-cell>
          <table:table-cell table:style-name="ce2" office:value-type="float" office:value="0.99" calcext:value-type="float">
            <text:p>0.990</text:p>
          </table:table-cell>
          <table:table-cell office:value-type="float" office:value="0.0899999999999981" calcext:value-type="float">
            <text:p>0.09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table:style-name="ce2" table:formula="of:=0.028*POWER([.A52];3)-0.0005*POWER([.A52];2)+0.0682*[.A52]" office:value-type="float" office:value="0.0957000000000003" calcext:value-type="float">
            <text:p>0.096</text:p>
          </table:table-cell>
          <table:table-cell table:formula="of:=[.D52]-[.A52]" office:value-type="float" office:value="0.00350139999999799" calcext:value-type="float">
            <text:p>0.0035014</text:p>
          </table:table-cell>
          <table:table-cell table:formula="of:=[.F52]-[.E52]" office:value-type="float" office:value="1.0035014" calcext:value-type="float">
            <text:p>1.0035014</text:p>
          </table:table-cell>
          <table:table-cell table:style-name="ce2" table:formula="of:=0.019*POWER([.F52];3)-0.00024*POWER([.F52];2)+0.065*[.F52]" office:value-type="float" office:value="0.0964986" calcext:value-type="float">
            <text:p>0.096</text:p>
          </table:table-cell>
          <table:table-cell table:style-name="ce2" office:value-type="float" office:value="1.1" calcext:value-type="float">
            <text:p>1.100</text:p>
          </table:table-cell>
          <table:table-cell office:value-type="float" office:value="0.099999999999998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9"/>
        </table:table-row>
        <table:table-row table:style-name="ro1" table:number-rows-repeated="104852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9.2791in" svg:height="2.8264in" svg:x="8.7154in" svg:y="0.6665in">
            <draw:object draw:notify-on-update-of-ranges="Sheet2.G9:Sheet2.G24 Sheet2.H9:Sheet2.H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9.2862in" svg:y="5.0276in">
            <draw:object draw:notify-on-update-of-ranges="Sheet2.G30:Sheet2.G30 Sheet2.G31:Sheet2.G46 Sheet2.H30:Sheet2.H30 Sheet2.H31:Sheet2.H4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3"/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 table:number-rows-repeated="4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funtion real to error</text:p>
          </table:table-cell>
          <table:table-cell office:value-type="string" calcext:value-type="string">
            <text:p>corriged</text:p>
          </table:table-cell>
          <table:table-cell office:value-type="string" calcext:value-type="string">
            <text:p>new error</text:p>
          </table:table-cell>
          <table:table-cell/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-0.8" calcext:value-type="float">
            <text:p>-0.80</text:p>
          </table:table-cell>
          <table:table-cell office:value-type="float" office:value="-0.837" calcext:value-type="float">
            <text:p>-0.84</text:p>
          </table:table-cell>
          <table:table-cell table:formula="of:=0.00187*POWER([.A9];2)+0.045598*[.A9]" office:value-type="float" office:value="-0.0352816" calcext:value-type="float">
            <text:p>-0.0352816</text:p>
          </table:table-cell>
          <table:table-cell table:formula="of:=[.B9]-[.C9]" office:value-type="float" office:value="-0.8017184" calcext:value-type="float">
            <text:p>-0.8017184</text:p>
          </table:table-cell>
          <table:table-cell table:formula="of:=[.D9]-[.A9]" office:value-type="float" office:value="-0.00171840000000034" calcext:value-type="float">
            <text:p>-0.0017184</text:p>
          </table:table-cell>
          <table:table-cell/>
          <table:table-cell office:value-type="float" office:value="-0.8" calcext:value-type="float">
            <text:p>-0.80</text:p>
          </table:table-cell>
          <table:table-cell table:formula="of:=[.B9]-[.A9]" office:value-type="float" office:value="-0.0370000000000004" calcext:value-type="float">
            <text:p>-0.0370</text:p>
          </table:table-cell>
        </table:table-row>
        <table:table-row table:style-name="ro1">
          <table:table-cell office:value-type="float" office:value="-0.7" calcext:value-type="float">
            <text:p>-0.70</text:p>
          </table:table-cell>
          <table:table-cell office:value-type="float" office:value="-0.733" calcext:value-type="float">
            <text:p>-0.73</text:p>
          </table:table-cell>
          <table:table-cell table:formula="of:=0.00187*POWER([.A10];2)+0.045598*[.A10]" office:value-type="float" office:value="-0.0310023" calcext:value-type="float">
            <text:p>-0.0310023</text:p>
          </table:table-cell>
          <table:table-cell table:formula="of:=[.B10]-[.C10]" office:value-type="float" office:value="-0.7019977" calcext:value-type="float">
            <text:p>-0.7019977</text:p>
          </table:table-cell>
          <table:table-cell table:formula="of:=[.D10]-[.A10]" office:value-type="float" office:value="-0.00199770000000055" calcext:value-type="float">
            <text:p>-0.0019977</text:p>
          </table:table-cell>
          <table:table-cell/>
          <table:table-cell office:value-type="float" office:value="-0.7" calcext:value-type="float">
            <text:p>-0.70</text:p>
          </table:table-cell>
          <table:table-cell table:formula="of:=[.B10]-[.A10]" office:value-type="float" office:value="-0.0330000000000005" calcext:value-type="float">
            <text:p>-0.0330</text:p>
          </table:table-cell>
        </table:table-row>
        <table:table-row table:style-name="ro1">
          <table:table-cell office:value-type="float" office:value="-0.6" calcext:value-type="float">
            <text:p>-0.60</text:p>
          </table:table-cell>
          <table:table-cell office:value-type="float" office:value="-0.625" calcext:value-type="float">
            <text:p>-0.63</text:p>
          </table:table-cell>
          <table:table-cell table:formula="of:=0.00187*POWER([.A11];2)+0.045598*[.A11]" office:value-type="float" office:value="-0.0266856" calcext:value-type="float">
            <text:p>-0.0266856</text:p>
          </table:table-cell>
          <table:table-cell table:formula="of:=[.B11]-[.C11]" office:value-type="float" office:value="-0.5983144" calcext:value-type="float">
            <text:p>-0.5983144</text:p>
          </table:table-cell>
          <table:table-cell table:formula="of:=[.D11]-[.A11]" office:value-type="float" office:value="0.0016855999999994" calcext:value-type="float">
            <text:p>0.0016856</text:p>
          </table:table-cell>
          <table:table-cell/>
          <table:table-cell office:value-type="float" office:value="-0.6" calcext:value-type="float">
            <text:p>-0.60</text:p>
          </table:table-cell>
          <table:table-cell table:formula="of:=[.B11]-[.A11]" office:value-type="float" office:value="-0.0250000000000006" calcext:value-type="float">
            <text:p>-0.0250</text:p>
          </table:table-cell>
        </table:table-row>
        <table:table-row table:style-name="ro1">
          <table:table-cell office:value-type="float" office:value="-0.499999999999999" calcext:value-type="float">
            <text:p>-0.50</text:p>
          </table:table-cell>
          <table:table-cell office:value-type="float" office:value="-0.52" calcext:value-type="float">
            <text:p>-0.52</text:p>
          </table:table-cell>
          <table:table-cell table:formula="of:=0.00187*POWER([.A12];2)+0.045598*[.A12]" office:value-type="float" office:value="-0.0223315" calcext:value-type="float">
            <text:p>-0.0223315</text:p>
          </table:table-cell>
          <table:table-cell table:formula="of:=[.B12]-[.C12]" office:value-type="float" office:value="-0.4976685" calcext:value-type="float">
            <text:p>-0.4976685</text:p>
          </table:table-cell>
          <table:table-cell table:formula="of:=[.D12]-[.A12]" office:value-type="float" office:value="0.00233149999999926" calcext:value-type="float">
            <text:p>0.0023315</text:p>
          </table:table-cell>
          <table:table-cell/>
          <table:table-cell office:value-type="float" office:value="-0.499999999999999" calcext:value-type="float">
            <text:p>-0.50</text:p>
          </table:table-cell>
          <table:table-cell table:formula="of:=[.B12]-[.A12]" office:value-type="float" office:value="-0.0200000000000007" calcext:value-type="float">
            <text:p>-0.0200</text:p>
          </table:table-cell>
        </table:table-row>
        <table:table-row table:style-name="ro1">
          <table:table-cell office:value-type="float" office:value="-0.399999999999999" calcext:value-type="float">
            <text:p>-0.40</text:p>
          </table:table-cell>
          <table:table-cell office:value-type="float" office:value="-0.415" calcext:value-type="float">
            <text:p>-0.42</text:p>
          </table:table-cell>
          <table:table-cell table:formula="of:=0.00187*POWER([.A13];2)+0.045598*[.A13]" office:value-type="float" office:value="-0.01794" calcext:value-type="float">
            <text:p>-0.01794</text:p>
          </table:table-cell>
          <table:table-cell table:formula="of:=[.B13]-[.C13]" office:value-type="float" office:value="-0.39706" calcext:value-type="float">
            <text:p>-0.39706</text:p>
          </table:table-cell>
          <table:table-cell table:formula="of:=[.D13]-[.A13]" office:value-type="float" office:value="0.00293999999999917" calcext:value-type="float">
            <text:p>0.00294</text:p>
          </table:table-cell>
          <table:table-cell/>
          <table:table-cell office:value-type="float" office:value="-0.399999999999999" calcext:value-type="float">
            <text:p>-0.40</text:p>
          </table:table-cell>
          <table:table-cell table:formula="of:=[.B13]-[.A13]" office:value-type="float" office:value="-0.0150000000000008" calcext:value-type="float">
            <text:p>-0.0150</text:p>
          </table:table-cell>
        </table:table-row>
        <table:table-row table:style-name="ro1">
          <table:table-cell office:value-type="float" office:value="-0.299999999999999" calcext:value-type="float">
            <text:p>-0.30</text:p>
          </table:table-cell>
          <table:table-cell office:value-type="float" office:value="-0.31" calcext:value-type="float">
            <text:p>-0.31</text:p>
          </table:table-cell>
          <table:table-cell table:formula="of:=0.00187*POWER([.A14];2)+0.045598*[.A14]" office:value-type="float" office:value="-0.0135111" calcext:value-type="float">
            <text:p>-0.0135111</text:p>
          </table:table-cell>
          <table:table-cell table:formula="of:=[.B14]-[.C14]" office:value-type="float" office:value="-0.2964889" calcext:value-type="float">
            <text:p>-0.2964889</text:p>
          </table:table-cell>
          <table:table-cell table:formula="of:=[.D14]-[.A14]" office:value-type="float" office:value="0.0035110999999991" calcext:value-type="float">
            <text:p>0.0035111</text:p>
          </table:table-cell>
          <table:table-cell/>
          <table:table-cell office:value-type="float" office:value="-0.299999999999999" calcext:value-type="float">
            <text:p>-0.30</text:p>
          </table:table-cell>
          <table:table-cell table:formula="of:=[.B14]-[.A14]" office:value-type="float" office:value="-0.0100000000000008" calcext:value-type="float">
            <text:p>-0.0100</text:p>
          </table:table-cell>
        </table:table-row>
        <table:table-row table:style-name="ro1">
          <table:table-cell office:value-type="float" office:value="-0.199999999999999" calcext:value-type="float">
            <text:p>-0.20</text:p>
          </table:table-cell>
          <table:table-cell office:value-type="float" office:value="-0.21" calcext:value-type="float">
            <text:p>-0.21</text:p>
          </table:table-cell>
          <table:table-cell table:formula="of:=0.00187*POWER([.A15];2)+0.045598*[.A15]" office:value-type="float" office:value="-0.00904479999999996" calcext:value-type="float">
            <text:p>-0.0090448</text:p>
          </table:table-cell>
          <table:table-cell table:formula="of:=[.B15]-[.C15]" office:value-type="float" office:value="-0.2009552" calcext:value-type="float">
            <text:p>-0.2009552</text:p>
          </table:table-cell>
          <table:table-cell table:formula="of:=[.D15]-[.A15]" office:value-type="float" office:value="-0.000955200000000961" calcext:value-type="float">
            <text:p>-0.0009552</text:p>
          </table:table-cell>
          <table:table-cell/>
          <table:table-cell office:value-type="float" office:value="-0.199999999999999" calcext:value-type="float">
            <text:p>-0.20</text:p>
          </table:table-cell>
          <table:table-cell table:formula="of:=[.B15]-[.A15]" office:value-type="float" office:value="-0.0100000000000009" calcext:value-type="float">
            <text:p>-0.0100</text:p>
          </table:table-cell>
        </table:table-row>
        <table:table-row table:style-name="ro1">
          <table:table-cell office:value-type="float" office:value="-0.099999999999999" calcext:value-type="float">
            <text:p>-0.10</text:p>
          </table:table-cell>
          <table:table-cell office:value-type="float" office:value="-0.105" calcext:value-type="float">
            <text:p>-0.11</text:p>
          </table:table-cell>
          <table:table-cell table:formula="of:=0.00187*POWER([.A16];2)+0.045598*[.A16]" office:value-type="float" office:value="-0.00454109999999995" calcext:value-type="float">
            <text:p>-0.0045411</text:p>
          </table:table-cell>
          <table:table-cell table:formula="of:=[.B16]-[.C16]" office:value-type="float" office:value="-0.1004589" calcext:value-type="float">
            <text:p>-0.1004589</text:p>
          </table:table-cell>
          <table:table-cell table:formula="of:=[.D16]-[.A16]" office:value-type="float" office:value="-0.000458900000001067" calcext:value-type="float">
            <text:p>-0.0004589</text:p>
          </table:table-cell>
          <table:table-cell/>
          <table:table-cell office:value-type="float" office:value="-0.099999999999999" calcext:value-type="float">
            <text:p>-0.10</text:p>
          </table:table-cell>
          <table:table-cell table:formula="of:=[.B16]-[.A16]" office:value-type="float" office:value="-0.00500000000000102" calcext:value-type="float">
            <text:p>-0.005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table:formula="of:=0.00187*POWER([.A17];2)+0.045598*[.A17]" office:value-type="float" office:value="0" calcext:value-type="float">
            <text:p>0</text:p>
          </table:table-cell>
          <table:table-cell table:formula="of:=[.B17]-[.C17]" office:value-type="float" office:value="0.001" calcext:value-type="float">
            <text:p>0.001</text:p>
          </table:table-cell>
          <table:table-cell table:formula="of:=[.D17]-[.A17]" office:value-type="float" office:value="0.001" calcext:value-type="float">
            <text:p>0.00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B17]-[.A17]" office:value-type="float" office:value="0.001" calcext:value-type="float">
            <text:p>0.0010</text:p>
          </table:table-cell>
        </table:table-row>
        <table:table-row table:style-name="ro1">
          <table:table-cell office:value-type="float" office:value="0.100000000000001" calcext:value-type="float">
            <text:p>0.10</text:p>
          </table:table-cell>
          <table:table-cell office:value-type="float" office:value="0.107" calcext:value-type="float">
            <text:p>0.11</text:p>
          </table:table-cell>
          <table:table-cell table:formula="of:=0.00187*POWER([.A18];2)+0.045598*[.A18]" office:value-type="float" office:value="0.00457850000000006" calcext:value-type="float">
            <text:p>0.0045785</text:p>
          </table:table-cell>
          <table:table-cell table:formula="of:=[.B18]-[.C18]" office:value-type="float" office:value="0.1024215" calcext:value-type="float">
            <text:p>0.1024215</text:p>
          </table:table-cell>
          <table:table-cell table:formula="of:=[.D18]-[.A18]" office:value-type="float" office:value="0.00242149999999874" calcext:value-type="float">
            <text:p>0.0024215</text:p>
          </table:table-cell>
          <table:table-cell/>
          <table:table-cell office:value-type="float" office:value="0.100000000000001" calcext:value-type="float">
            <text:p>0.10</text:p>
          </table:table-cell>
          <table:table-cell table:formula="of:=[.B18]-[.A18]" office:value-type="float" office:value="0.0069999999999988" calcext:value-type="float">
            <text:p>0.0070</text:p>
          </table:table-cell>
        </table:table-row>
        <table:table-row table:style-name="ro1">
          <table:table-cell office:value-type="float" office:value="0.200000000000001" calcext:value-type="float">
            <text:p>0.20</text:p>
          </table:table-cell>
          <table:table-cell office:value-type="float" office:value="0.21" calcext:value-type="float">
            <text:p>0.21</text:p>
          </table:table-cell>
          <table:table-cell table:formula="of:=0.00187*POWER([.A19];2)+0.045598*[.A19]" office:value-type="float" office:value="0.00919440000000006" calcext:value-type="float">
            <text:p>0.0091944</text:p>
          </table:table-cell>
          <table:table-cell table:formula="of:=[.B19]-[.C19]" office:value-type="float" office:value="0.2008056" calcext:value-type="float">
            <text:p>0.2008056</text:p>
          </table:table-cell>
          <table:table-cell table:formula="of:=[.D19]-[.A19]" office:value-type="float" office:value="0.00080559999999863" calcext:value-type="float">
            <text:p>0.0008056</text:p>
          </table:table-cell>
          <table:table-cell/>
          <table:table-cell office:value-type="float" office:value="0.200000000000001" calcext:value-type="float">
            <text:p>0.20</text:p>
          </table:table-cell>
          <table:table-cell table:formula="of:=[.B19]-[.A19]" office:value-type="float" office:value="0.00999999999999871" calcext:value-type="float">
            <text:p>0.0100</text:p>
          </table:table-cell>
        </table:table-row>
        <table:table-row table:style-name="ro1">
          <table:table-cell office:value-type="float" office:value="0.300000000000001" calcext:value-type="float">
            <text:p>0.30</text:p>
          </table:table-cell>
          <table:table-cell office:value-type="float" office:value="0.315" calcext:value-type="float">
            <text:p>0.32</text:p>
          </table:table-cell>
          <table:table-cell table:formula="of:=0.00187*POWER([.A20];2)+0.045598*[.A20]" office:value-type="float" office:value="0.0138477000000001" calcext:value-type="float">
            <text:p>0.0138477</text:p>
          </table:table-cell>
          <table:table-cell table:formula="of:=[.B20]-[.C20]" office:value-type="float" office:value="0.3011523" calcext:value-type="float">
            <text:p>0.3011523</text:p>
          </table:table-cell>
          <table:table-cell table:formula="of:=[.D20]-[.A20]" office:value-type="float" office:value="0.00115229999999855" calcext:value-type="float">
            <text:p>0.0011523</text:p>
          </table:table-cell>
          <table:table-cell/>
          <table:table-cell office:value-type="float" office:value="0.300000000000001" calcext:value-type="float">
            <text:p>0.30</text:p>
          </table:table-cell>
          <table:table-cell table:formula="of:=[.B20]-[.A20]" office:value-type="float" office:value="0.0149999999999986" calcext:value-type="float">
            <text:p>0.0150</text:p>
          </table:table-cell>
        </table:table-row>
        <table:table-row table:style-name="ro1">
          <table:table-cell office:value-type="float" office:value="0.400000000000001" calcext:value-type="float">
            <text:p>0.40</text:p>
          </table:table-cell>
          <table:table-cell office:value-type="float" office:value="0.42" calcext:value-type="float">
            <text:p>0.42</text:p>
          </table:table-cell>
          <table:table-cell table:formula="of:=0.00187*POWER([.A21];2)+0.045598*[.A21]" office:value-type="float" office:value="0.0185384000000001" calcext:value-type="float">
            <text:p>0.0185384</text:p>
          </table:table-cell>
          <table:table-cell table:formula="of:=[.B21]-[.C21]" office:value-type="float" office:value="0.4014616" calcext:value-type="float">
            <text:p>0.4014616</text:p>
          </table:table-cell>
          <table:table-cell table:formula="of:=[.D21]-[.A21]" office:value-type="float" office:value="0.00146159999999845" calcext:value-type="float">
            <text:p>0.0014616</text:p>
          </table:table-cell>
          <table:table-cell/>
          <table:table-cell office:value-type="float" office:value="0.400000000000001" calcext:value-type="float">
            <text:p>0.40</text:p>
          </table:table-cell>
          <table:table-cell table:formula="of:=[.B21]-[.A21]" office:value-type="float" office:value="0.0199999999999985" calcext:value-type="float">
            <text:p>0.0200</text:p>
          </table:table-cell>
        </table:table-row>
        <table:table-row table:style-name="ro1">
          <table:table-cell office:value-type="float" office:value="0.500000000000002" calcext:value-type="float">
            <text:p>0.50</text:p>
          </table:table-cell>
          <table:table-cell office:value-type="float" office:value="0.525" calcext:value-type="float">
            <text:p>0.53</text:p>
          </table:table-cell>
          <table:table-cell table:formula="of:=0.00187*POWER([.A22];2)+0.045598*[.A22]" office:value-type="float" office:value="0.0232665000000001" calcext:value-type="float">
            <text:p>0.0232665</text:p>
          </table:table-cell>
          <table:table-cell table:formula="of:=[.B22]-[.C22]" office:value-type="float" office:value="0.5017335" calcext:value-type="float">
            <text:p>0.5017335</text:p>
          </table:table-cell>
          <table:table-cell table:formula="of:=[.D22]-[.A22]" office:value-type="float" office:value="0.00173349999999839" calcext:value-type="float">
            <text:p>0.0017335</text:p>
          </table:table-cell>
          <table:table-cell/>
          <table:table-cell office:value-type="float" office:value="0.500000000000002" calcext:value-type="float">
            <text:p>0.50</text:p>
          </table:table-cell>
          <table:table-cell table:formula="of:=[.B22]-[.A22]" office:value-type="float" office:value="0.0249999999999985" calcext:value-type="float">
            <text:p>0.0250</text:p>
          </table:table-cell>
        </table:table-row>
        <table:table-row table:style-name="ro1">
          <table:table-cell office:value-type="float" office:value="0.600000000000002" calcext:value-type="float">
            <text:p>0.60</text:p>
          </table:table-cell>
          <table:table-cell office:value-type="float" office:value="0.63" calcext:value-type="float">
            <text:p>0.63</text:p>
          </table:table-cell>
          <table:table-cell table:formula="of:=0.00187*POWER([.A23];2)+0.045598*[.A23]" office:value-type="float" office:value="0.0280320000000001" calcext:value-type="float">
            <text:p>0.028032</text:p>
          </table:table-cell>
          <table:table-cell table:formula="of:=[.B23]-[.C23]" office:value-type="float" office:value="0.601968" calcext:value-type="float">
            <text:p>0.601968</text:p>
          </table:table-cell>
          <table:table-cell table:formula="of:=[.D23]-[.A23]" office:value-type="float" office:value="0.0019679999999983" calcext:value-type="float">
            <text:p>0.001968</text:p>
          </table:table-cell>
          <table:table-cell/>
          <table:table-cell office:value-type="float" office:value="0.600000000000002" calcext:value-type="float">
            <text:p>0.60</text:p>
          </table:table-cell>
          <table:table-cell table:formula="of:=[.B23]-[.A23]" office:value-type="float" office:value="0.0299999999999984" calcext:value-type="float">
            <text:p>0.0300</text:p>
          </table:table-cell>
        </table:table-row>
        <table:table-row table:style-name="ro1">
          <table:table-cell office:value-type="float" office:value="0.700000000000002" calcext:value-type="float">
            <text:p>0.70</text:p>
          </table:table-cell>
          <table:table-cell office:value-type="float" office:value="0.73" calcext:value-type="float">
            <text:p>0.73</text:p>
          </table:table-cell>
          <table:table-cell table:formula="of:=0.00187*POWER([.A24];2)+0.045598*[.A24]" office:value-type="float" office:value="0.0328349000000001" calcext:value-type="float">
            <text:p>0.0328349</text:p>
          </table:table-cell>
          <table:table-cell table:formula="of:=[.B24]-[.C24]" office:value-type="float" office:value="0.6971651" calcext:value-type="float">
            <text:p>0.6971651</text:p>
          </table:table-cell>
          <table:table-cell table:formula="of:=[.D24]-[.A24]" office:value-type="float" office:value="-0.00283490000000186" calcext:value-type="float">
            <text:p>-0.0028349</text:p>
          </table:table-cell>
          <table:table-cell/>
          <table:table-cell office:value-type="float" office:value="0.700000000000002" calcext:value-type="float">
            <text:p>0.70</text:p>
          </table:table-cell>
          <table:table-cell table:formula="of:=[.B24]-[.A24]" office:value-type="float" office:value="0.0299999999999982" calcext:value-type="float">
            <text:p>0.0300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funtion measured to error</text:p>
          </table:table-cell>
          <table:table-cell office:value-type="string" calcext:value-type="string">
            <text:p>corriged</text:p>
          </table:table-cell>
          <table:table-cell office:value-type="string" calcext:value-type="string">
            <text:p>new error</text:p>
          </table:table-cell>
          <table:table-cell/>
          <table:table-cell office:value-type="string" calcext:value-type="string">
            <text:p>measured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-0.8" calcext:value-type="float">
            <text:p>-0.80</text:p>
          </table:table-cell>
          <table:table-cell office:value-type="float" office:value="-0.837" calcext:value-type="float">
            <text:p>-0.84</text:p>
          </table:table-cell>
          <table:table-cell table:formula="of:=0.00163*POWER([.B31];2)+0.0436*[.B31]" office:value-type="float" office:value="-0.03535127253" calcext:value-type="float">
            <text:p>-0.0353512725</text:p>
          </table:table-cell>
          <table:table-cell table:formula="of:=[.B31]-[.C31]" office:value-type="float" office:value="-0.80164872747" calcext:value-type="float">
            <text:p>-0.8016487275</text:p>
          </table:table-cell>
          <table:table-cell table:formula="of:=[.D31]-[.A31]" office:value-type="float" office:value="-0.00164872747000033" calcext:value-type="float">
            <text:p>-0.0016487275</text:p>
          </table:table-cell>
          <table:table-cell/>
          <table:table-cell office:value-type="float" office:value="-0.837" calcext:value-type="float">
            <text:p>-0.84</text:p>
          </table:table-cell>
          <table:table-cell table:formula="of:=[.B31]-[.A31]" office:value-type="float" office:value="-0.0370000000000004" calcext:value-type="float">
            <text:p>-0.0370</text:p>
          </table:table-cell>
        </table:table-row>
        <table:table-row table:style-name="ro1">
          <table:table-cell office:value-type="float" office:value="-0.7" calcext:value-type="float">
            <text:p>-0.70</text:p>
          </table:table-cell>
          <table:table-cell office:value-type="float" office:value="-0.733" calcext:value-type="float">
            <text:p>-0.73</text:p>
          </table:table-cell>
          <table:table-cell table:formula="of:=0.00163*POWER([.B32];2)+0.0436*[.B32]" office:value-type="float" office:value="-0.03108301893" calcext:value-type="float">
            <text:p>-0.0310830189</text:p>
          </table:table-cell>
          <table:table-cell table:formula="of:=[.B32]-[.C32]" office:value-type="float" office:value="-0.70191698107" calcext:value-type="float">
            <text:p>-0.7019169811</text:p>
          </table:table-cell>
          <table:table-cell table:formula="of:=[.D32]-[.A32]" office:value-type="float" office:value="-0.00191698107000049" calcext:value-type="float">
            <text:p>-0.0019169811</text:p>
          </table:table-cell>
          <table:table-cell/>
          <table:table-cell office:value-type="float" office:value="-0.733" calcext:value-type="float">
            <text:p>-0.73</text:p>
          </table:table-cell>
          <table:table-cell table:formula="of:=[.B32]-[.A32]" office:value-type="float" office:value="-0.0330000000000005" calcext:value-type="float">
            <text:p>-0.0330</text:p>
          </table:table-cell>
        </table:table-row>
        <table:table-row table:style-name="ro1">
          <table:table-cell office:value-type="float" office:value="-0.6" calcext:value-type="float">
            <text:p>-0.60</text:p>
          </table:table-cell>
          <table:table-cell office:value-type="float" office:value="-0.625" calcext:value-type="float">
            <text:p>-0.63</text:p>
          </table:table-cell>
          <table:table-cell table:formula="of:=0.00163*POWER([.B33];2)+0.0436*[.B33]" office:value-type="float" office:value="-0.02661328125" calcext:value-type="float">
            <text:p>-0.0266132813</text:p>
          </table:table-cell>
          <table:table-cell table:formula="of:=[.B33]-[.C33]" office:value-type="float" office:value="-0.59838671875" calcext:value-type="float">
            <text:p>-0.5983867188</text:p>
          </table:table-cell>
          <table:table-cell table:formula="of:=[.D33]-[.A33]" office:value-type="float" office:value="0.00161328124999938" calcext:value-type="float">
            <text:p>0.0016132812</text:p>
          </table:table-cell>
          <table:table-cell/>
          <table:table-cell office:value-type="float" office:value="-0.625" calcext:value-type="float">
            <text:p>-0.63</text:p>
          </table:table-cell>
          <table:table-cell table:formula="of:=[.B33]-[.A33]" office:value-type="float" office:value="-0.0250000000000006" calcext:value-type="float">
            <text:p>-0.0250</text:p>
          </table:table-cell>
        </table:table-row>
        <table:table-row table:style-name="ro1">
          <table:table-cell office:value-type="float" office:value="-0.499999999999999" calcext:value-type="float">
            <text:p>-0.50</text:p>
          </table:table-cell>
          <table:table-cell office:value-type="float" office:value="-0.52" calcext:value-type="float">
            <text:p>-0.52</text:p>
          </table:table-cell>
          <table:table-cell table:formula="of:=0.00163*POWER([.B34];2)+0.0436*[.B34]" office:value-type="float" office:value="-0.022231248" calcext:value-type="float">
            <text:p>-0.022231248</text:p>
          </table:table-cell>
          <table:table-cell table:formula="of:=[.B34]-[.C34]" office:value-type="float" office:value="-0.497768752" calcext:value-type="float">
            <text:p>-0.497768752</text:p>
          </table:table-cell>
          <table:table-cell table:formula="of:=[.D34]-[.A34]" office:value-type="float" office:value="0.0022312479999993" calcext:value-type="float">
            <text:p>0.002231248</text:p>
          </table:table-cell>
          <table:table-cell/>
          <table:table-cell office:value-type="float" office:value="-0.52" calcext:value-type="float">
            <text:p>-0.52</text:p>
          </table:table-cell>
          <table:table-cell table:formula="of:=[.B34]-[.A34]" office:value-type="float" office:value="-0.0200000000000007" calcext:value-type="float">
            <text:p>-0.0200</text:p>
          </table:table-cell>
        </table:table-row>
        <table:table-row table:style-name="ro1">
          <table:table-cell office:value-type="float" office:value="-0.399999999999999" calcext:value-type="float">
            <text:p>-0.40</text:p>
          </table:table-cell>
          <table:table-cell office:value-type="float" office:value="-0.415" calcext:value-type="float">
            <text:p>-0.42</text:p>
          </table:table-cell>
          <table:table-cell table:formula="of:=0.00163*POWER([.B35];2)+0.0436*[.B35]" office:value-type="float" office:value="-0.01781327325" calcext:value-type="float">
            <text:p>-0.0178132733</text:p>
          </table:table-cell>
          <table:table-cell table:formula="of:=[.B35]-[.C35]" office:value-type="float" office:value="-0.39718672675" calcext:value-type="float">
            <text:p>-0.3971867268</text:p>
          </table:table-cell>
          <table:table-cell table:formula="of:=[.D35]-[.A35]" office:value-type="float" office:value="0.00281327324999919" calcext:value-type="float">
            <text:p>0.0028132732</text:p>
          </table:table-cell>
          <table:table-cell/>
          <table:table-cell office:value-type="float" office:value="-0.415" calcext:value-type="float">
            <text:p>-0.42</text:p>
          </table:table-cell>
          <table:table-cell table:formula="of:=[.B35]-[.A35]" office:value-type="float" office:value="-0.0150000000000008" calcext:value-type="float">
            <text:p>-0.0150</text:p>
          </table:table-cell>
        </table:table-row>
        <table:table-row table:style-name="ro1">
          <table:table-cell office:value-type="float" office:value="-0.299999999999999" calcext:value-type="float">
            <text:p>-0.30</text:p>
          </table:table-cell>
          <table:table-cell office:value-type="float" office:value="-0.31" calcext:value-type="float">
            <text:p>-0.31</text:p>
          </table:table-cell>
          <table:table-cell table:formula="of:=0.00163*POWER([.B36];2)+0.0436*[.B36]" office:value-type="float" office:value="-0.013359357" calcext:value-type="float">
            <text:p>-0.013359357</text:p>
          </table:table-cell>
          <table:table-cell table:formula="of:=[.B36]-[.C36]" office:value-type="float" office:value="-0.296640643" calcext:value-type="float">
            <text:p>-0.296640643</text:p>
          </table:table-cell>
          <table:table-cell table:formula="of:=[.D36]-[.A36]" office:value-type="float" office:value="0.00335935699999917" calcext:value-type="float">
            <text:p>0.003359357</text:p>
          </table:table-cell>
          <table:table-cell/>
          <table:table-cell office:value-type="float" office:value="-0.31" calcext:value-type="float">
            <text:p>-0.31</text:p>
          </table:table-cell>
          <table:table-cell table:formula="of:=[.B36]-[.A36]" office:value-type="float" office:value="-0.0100000000000008" calcext:value-type="float">
            <text:p>-0.0100</text:p>
          </table:table-cell>
        </table:table-row>
        <table:table-row table:style-name="ro1">
          <table:table-cell office:value-type="float" office:value="-0.199999999999999" calcext:value-type="float">
            <text:p>-0.20</text:p>
          </table:table-cell>
          <table:table-cell office:value-type="float" office:value="-0.21" calcext:value-type="float">
            <text:p>-0.21</text:p>
          </table:table-cell>
          <table:table-cell table:formula="of:=0.00163*POWER([.B37];2)+0.0436*[.B37]" office:value-type="float" office:value="-0.009084117" calcext:value-type="float">
            <text:p>-0.009084117</text:p>
          </table:table-cell>
          <table:table-cell table:formula="of:=[.B37]-[.C37]" office:value-type="float" office:value="-0.200915883" calcext:value-type="float">
            <text:p>-0.200915883</text:p>
          </table:table-cell>
          <table:table-cell table:formula="of:=[.D37]-[.A37]" office:value-type="float" office:value="-0.000915883000000922" calcext:value-type="float">
            <text:p>-0.000915883</text:p>
          </table:table-cell>
          <table:table-cell/>
          <table:table-cell office:value-type="float" office:value="-0.21" calcext:value-type="float">
            <text:p>-0.21</text:p>
          </table:table-cell>
          <table:table-cell table:formula="of:=[.B37]-[.A37]" office:value-type="float" office:value="-0.0100000000000009" calcext:value-type="float">
            <text:p>-0.0100</text:p>
          </table:table-cell>
        </table:table-row>
        <table:table-row table:style-name="ro1">
          <table:table-cell office:value-type="float" office:value="-0.099999999999999" calcext:value-type="float">
            <text:p>-0.10</text:p>
          </table:table-cell>
          <table:table-cell office:value-type="float" office:value="-0.105" calcext:value-type="float">
            <text:p>-0.11</text:p>
          </table:table-cell>
          <table:table-cell table:formula="of:=0.00163*POWER([.B38];2)+0.0436*[.B38]" office:value-type="float" office:value="-0.00456002925" calcext:value-type="float">
            <text:p>-0.0045600293</text:p>
          </table:table-cell>
          <table:table-cell table:formula="of:=[.B38]-[.C38]" office:value-type="float" office:value="-0.10043997075" calcext:value-type="float">
            <text:p>-0.1004399708</text:p>
          </table:table-cell>
          <table:table-cell table:formula="of:=[.D38]-[.A38]" office:value-type="float" office:value="-0.000439970750001018" calcext:value-type="float">
            <text:p>-0.0004399708</text:p>
          </table:table-cell>
          <table:table-cell/>
          <table:table-cell office:value-type="float" office:value="-0.105" calcext:value-type="float">
            <text:p>-0.11</text:p>
          </table:table-cell>
          <table:table-cell table:formula="of:=[.B38]-[.A38]" office:value-type="float" office:value="-0.00500000000000102" calcext:value-type="float">
            <text:p>-0.005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table:formula="of:=0.00163*POWER([.B39];2)+0.0436*[.B39]" office:value-type="float" office:value="0.00004360163" calcext:value-type="float">
            <text:p>4.360163E-005</text:p>
          </table:table-cell>
          <table:table-cell table:formula="of:=[.B39]-[.C39]" office:value-type="float" office:value="0.00095639837" calcext:value-type="float">
            <text:p>0.0009563984</text:p>
          </table:table-cell>
          <table:table-cell table:formula="of:=[.D39]-[.A39]" office:value-type="float" office:value="0.00095639837" calcext:value-type="float">
            <text:p>0.0009563984</text:p>
          </table:table-cell>
          <table:table-cell/>
          <table:table-cell office:value-type="float" office:value="0.001" calcext:value-type="float">
            <text:p>0.00</text:p>
          </table:table-cell>
          <table:table-cell table:formula="of:=[.B39]-[.A39]" office:value-type="float" office:value="0.001" calcext:value-type="float">
            <text:p>0.0010</text:p>
          </table:table-cell>
        </table:table-row>
        <table:table-row table:style-name="ro1">
          <table:table-cell office:value-type="float" office:value="0.100000000000001" calcext:value-type="float">
            <text:p>0.10</text:p>
          </table:table-cell>
          <table:table-cell office:value-type="float" office:value="0.107" calcext:value-type="float">
            <text:p>0.11</text:p>
          </table:table-cell>
          <table:table-cell table:formula="of:=0.00163*POWER([.B40];2)+0.0436*[.B40]" office:value-type="float" office:value="0.00468386187" calcext:value-type="float">
            <text:p>0.0046838619</text:p>
          </table:table-cell>
          <table:table-cell table:formula="of:=[.B40]-[.C40]" office:value-type="float" office:value="0.10231613813" calcext:value-type="float">
            <text:p>0.1023161381</text:p>
          </table:table-cell>
          <table:table-cell table:formula="of:=[.D40]-[.A40]" office:value-type="float" office:value="0.0023161381299988" calcext:value-type="float">
            <text:p>0.0023161381</text:p>
          </table:table-cell>
          <table:table-cell/>
          <table:table-cell office:value-type="float" office:value="0.107" calcext:value-type="float">
            <text:p>0.11</text:p>
          </table:table-cell>
          <table:table-cell table:formula="of:=[.B40]-[.A40]" office:value-type="float" office:value="0.0069999999999988" calcext:value-type="float">
            <text:p>0.0070</text:p>
          </table:table-cell>
        </table:table-row>
        <table:table-row table:style-name="ro1">
          <table:table-cell office:value-type="float" office:value="0.200000000000001" calcext:value-type="float">
            <text:p>0.20</text:p>
          </table:table-cell>
          <table:table-cell office:value-type="float" office:value="0.21" calcext:value-type="float">
            <text:p>0.21</text:p>
          </table:table-cell>
          <table:table-cell table:formula="of:=0.00163*POWER([.B41];2)+0.0436*[.B41]" office:value-type="float" office:value="0.009227883" calcext:value-type="float">
            <text:p>0.009227883</text:p>
          </table:table-cell>
          <table:table-cell table:formula="of:=[.B41]-[.C41]" office:value-type="float" office:value="0.200772117" calcext:value-type="float">
            <text:p>0.200772117</text:p>
          </table:table-cell>
          <table:table-cell table:formula="of:=[.D41]-[.A41]" office:value-type="float" office:value="0.000772116999998712" calcext:value-type="float">
            <text:p>0.000772117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B41]-[.A41]" office:value-type="float" office:value="0.00999999999999871" calcext:value-type="float">
            <text:p>0.0100</text:p>
          </table:table-cell>
        </table:table-row>
        <table:table-row table:style-name="ro1">
          <table:table-cell office:value-type="float" office:value="0.300000000000001" calcext:value-type="float">
            <text:p>0.30</text:p>
          </table:table-cell>
          <table:table-cell office:value-type="float" office:value="0.315" calcext:value-type="float">
            <text:p>0.32</text:p>
          </table:table-cell>
          <table:table-cell table:formula="of:=0.00163*POWER([.B42];2)+0.0436*[.B42]" office:value-type="float" office:value="0.01389573675" calcext:value-type="float">
            <text:p>0.0138957368</text:p>
          </table:table-cell>
          <table:table-cell table:formula="of:=[.B42]-[.C42]" office:value-type="float" office:value="0.30110426325" calcext:value-type="float">
            <text:p>0.3011042633</text:p>
          </table:table-cell>
          <table:table-cell table:formula="of:=[.D42]-[.A42]" office:value-type="float" office:value="0.00110426324999863" calcext:value-type="float">
            <text:p>0.0011042632</text:p>
          </table:table-cell>
          <table:table-cell/>
          <table:table-cell office:value-type="float" office:value="0.315" calcext:value-type="float">
            <text:p>0.32</text:p>
          </table:table-cell>
          <table:table-cell table:formula="of:=[.B42]-[.A42]" office:value-type="float" office:value="0.0149999999999986" calcext:value-type="float">
            <text:p>0.0150</text:p>
          </table:table-cell>
        </table:table-row>
        <table:table-row table:style-name="ro1">
          <table:table-cell office:value-type="float" office:value="0.400000000000001" calcext:value-type="float">
            <text:p>0.40</text:p>
          </table:table-cell>
          <table:table-cell office:value-type="float" office:value="0.42" calcext:value-type="float">
            <text:p>0.42</text:p>
          </table:table-cell>
          <table:table-cell table:formula="of:=0.00163*POWER([.B43];2)+0.0436*[.B43]" office:value-type="float" office:value="0.018599532" calcext:value-type="float">
            <text:p>0.018599532</text:p>
          </table:table-cell>
          <table:table-cell table:formula="of:=[.B43]-[.C43]" office:value-type="float" office:value="0.401400468" calcext:value-type="float">
            <text:p>0.401400468</text:p>
          </table:table-cell>
          <table:table-cell table:formula="of:=[.D43]-[.A43]" office:value-type="float" office:value="0.00140046799999854" calcext:value-type="float">
            <text:p>0.001400468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B43]-[.A43]" office:value-type="float" office:value="0.0199999999999985" calcext:value-type="float">
            <text:p>0.0200</text:p>
          </table:table-cell>
        </table:table-row>
        <table:table-row table:style-name="ro1">
          <table:table-cell office:value-type="float" office:value="0.500000000000002" calcext:value-type="float">
            <text:p>0.50</text:p>
          </table:table-cell>
          <table:table-cell office:value-type="float" office:value="0.525" calcext:value-type="float">
            <text:p>0.53</text:p>
          </table:table-cell>
          <table:table-cell table:formula="of:=0.00163*POWER([.B44];2)+0.0436*[.B44]" office:value-type="float" office:value="0.02333926875" calcext:value-type="float">
            <text:p>0.0233392688</text:p>
          </table:table-cell>
          <table:table-cell table:formula="of:=[.B44]-[.C44]" office:value-type="float" office:value="0.50166073125" calcext:value-type="float">
            <text:p>0.5016607313</text:p>
          </table:table-cell>
          <table:table-cell table:formula="of:=[.D44]-[.A44]" office:value-type="float" office:value="0.00166073124999844" calcext:value-type="float">
            <text:p>0.0016607312</text:p>
          </table:table-cell>
          <table:table-cell/>
          <table:table-cell office:value-type="float" office:value="0.525" calcext:value-type="float">
            <text:p>0.53</text:p>
          </table:table-cell>
          <table:table-cell table:formula="of:=[.B44]-[.A44]" office:value-type="float" office:value="0.0249999999999985" calcext:value-type="float">
            <text:p>0.0250</text:p>
          </table:table-cell>
        </table:table-row>
        <table:table-row table:style-name="ro1">
          <table:table-cell office:value-type="float" office:value="0.600000000000002" calcext:value-type="float">
            <text:p>0.60</text:p>
          </table:table-cell>
          <table:table-cell office:value-type="float" office:value="0.63" calcext:value-type="float">
            <text:p>0.63</text:p>
          </table:table-cell>
          <table:table-cell table:formula="of:=0.00163*POWER([.B45];2)+0.0436*[.B45]" office:value-type="float" office:value="0.028114947" calcext:value-type="float">
            <text:p>0.028114947</text:p>
          </table:table-cell>
          <table:table-cell table:formula="of:=[.B45]-[.C45]" office:value-type="float" office:value="0.601885053" calcext:value-type="float">
            <text:p>0.601885053</text:p>
          </table:table-cell>
          <table:table-cell table:formula="of:=[.D45]-[.A45]" office:value-type="float" office:value="0.0018850529999983" calcext:value-type="float">
            <text:p>0.001885053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B45]-[.A45]" office:value-type="float" office:value="0.0299999999999984" calcext:value-type="float">
            <text:p>0.0300</text:p>
          </table:table-cell>
        </table:table-row>
        <table:table-row table:style-name="ro1">
          <table:table-cell office:value-type="float" office:value="0.700000000000002" calcext:value-type="float">
            <text:p>0.70</text:p>
          </table:table-cell>
          <table:table-cell office:value-type="float" office:value="0.73" calcext:value-type="float">
            <text:p>0.73</text:p>
          </table:table-cell>
          <table:table-cell table:formula="of:=0.00163*POWER([.B46];2)+0.0436*[.B46]" office:value-type="float" office:value="0.032696627" calcext:value-type="float">
            <text:p>0.032696627</text:p>
          </table:table-cell>
          <table:table-cell table:formula="of:=[.B46]-[.C46]" office:value-type="float" office:value="0.697303373" calcext:value-type="float">
            <text:p>0.697303373</text:p>
          </table:table-cell>
          <table:table-cell table:formula="of:=[.D46]-[.A46]" office:value-type="float" office:value="-0.00269662700000173" calcext:value-type="float">
            <text:p>-0.002696627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[.B46]-[.A46]" office:value-type="float" office:value="0.0299999999999982" calcext:value-type="float">
            <text:p>0.0300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3"/>
          <table:table-cell table:style-name="Default" office:value-type="string" calcext:value-type="string">
            <text:p>calculated error</text:p>
          </table:table-cell>
          <table:table-cell/>
          <table:table-cell table:style-name="Default"/>
          <table:table-cell/>
          <table:table-cell office:value-type="string" calcext:value-type="string">
            <text:p>corrected</text:p>
          </table:table-cell>
          <table:table-cell table:number-columns-repeated="8"/>
          <table:table-cell office:value-type="string" calcext:value-type="string">
            <text:p>7*4 square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style-name="Default"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Distance calculated</text:p>
          </table:table-cell>
          <table:table-cell office:value-type="string" calcext:value-type="string">
            <text:p>Real Distance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ide </text:p>
          </table:table-cell>
        </table:table-row>
        <table:table-row table:style-name="ro1">
          <table:table-cell table:style-name="ce2" office:value-type="float" office:value="-1.28" calcext:value-type="float">
            <text:p>-1.280</text:p>
          </table:table-cell>
          <table:table-cell table:style-name="ce1" office:value-type="float" office:value="0.185" calcext:value-type="float">
            <text:p>0.19</text:p>
          </table:table-cell>
          <table:table-cell table:style-name="ce2" office:value-type="float" office:value="-1.2" calcext:value-type="float">
            <text:p>-1.200</text:p>
          </table:table-cell>
          <table:table-cell table:style-name="ce1" office:value-type="float" office:value="0.375" calcext:value-type="float">
            <text:p>0.38</text:p>
          </table:table-cell>
          <table:table-cell table:formula="of:=0.019*POWER([.A5];3)-0.00024*POWER([.A5];2)+0.065*[.A5]" office:value-type="float" office:value="-0.123439104" calcext:value-type="float">
            <text:p>-0.123</text:p>
          </table:table-cell>
          <table:table-cell table:formula="of:=0.00163*POWER([.B5];2)+0.0436*[.B5]" office:value-type="float" office:value="0.00812178675" calcext:value-type="float">
            <text:p>0.0081217868</text:p>
          </table:table-cell>
          <table:table-cell table:formula="of:=0.019*POWER([.C5];3)-0.00024*POWER([.C5];2)+0.065*[.C5]" office:value-type="float" office:value="-0.1111776" calcext:value-type="float">
            <text:p>-0.111</text:p>
          </table:table-cell>
          <table:table-cell table:formula="of:=0.00163*POWER([.D5];2)+0.0436*[.D5]" office:value-type="float" office:value="0.01657921875" calcext:value-type="float">
            <text:p>0.0165792188</text:p>
          </table:table-cell>
          <table:table-cell table:formula="of:=[.A5]-[.E5]" office:value-type="float" office:value="-1.156560896" calcext:value-type="float">
            <text:p>-1.156560896</text:p>
          </table:table-cell>
          <table:table-cell table:formula="of:=[.B5]-[.F5]" office:value-type="float" office:value="0.17687821325" calcext:value-type="float">
            <text:p>0.1768782133</text:p>
          </table:table-cell>
          <table:table-cell table:formula="of:=[.C5]-[.G5]" office:value-type="float" office:value="-1.0888224" calcext:value-type="float">
            <text:p>-1.0888224</text:p>
          </table:table-cell>
          <table:table-cell table:formula="of:=[.D5]-[.H5]" office:value-type="float" office:value="0.35842078125" calcext:value-type="float">
            <text:p>0.3584207813</text:p>
          </table:table-cell>
          <table:table-cell/>
          <table:table-cell table:formula="of:=SQRT(POWER([.I5]-[.K5];2)+POWER([.J5]-[.L5];2))" office:value-type="float" office:value="0.193768438700364" calcext:value-type="float">
            <text:p>0.1937684387</text:p>
          </table:table-cell>
          <table:table-cell table:formula="of:=SQRT(POWER([.R5]*4;2)+POWER([.R5]*7;2))" office:value-type="float" office:value="0.193494185959165" calcext:value-type="float">
            <text:p>0.193494186</text:p>
          </table:table-cell>
          <table:table-cell table:formula="of:=[.N5]-[.O5]" office:value-type="float" office:value="0.000274252741198577" calcext:value-type="float">
            <text:p>0.0002742527</text:p>
          </table:table-cell>
          <table:table-cell/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05" calcext:value-type="float">
            <text:p>0.605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table:formula="of:=0.019*POWER([.A6];3)-0.00024*POWER([.A6];2)+0.065*[.A6]" office:value-type="float" office:value="0.076669032" calcext:value-type="float">
            <text:p>0.077</text:p>
          </table:table-cell>
          <table:table-cell table:formula="of:=0.00163*POWER([.B6];2)+0.0436*[.B6]" office:value-type="float" office:value="0.02697462075" calcext:value-type="float">
            <text:p>0.0269746208</text:p>
          </table:table-cell>
          <table:table-cell table:formula="of:=0.019*POWER([.C6];3)-0.00024*POWER([.C6];2)+0.065*[.C6]" office:value-type="float" office:value="0.088712832" calcext:value-type="float">
            <text:p>0.089</text:p>
          </table:table-cell>
          <table:table-cell table:formula="of:=0.00163*POWER([.D6];2)+0.0436*[.D6]" office:value-type="float" office:value="0.034999692" calcext:value-type="float">
            <text:p>0.034999692</text:p>
          </table:table-cell>
          <table:table-cell table:formula="of:=[.A6]-[.E6]" office:value-type="float" office:value="0.863330968" calcext:value-type="float">
            <text:p>0.863330968</text:p>
          </table:table-cell>
          <table:table-cell table:formula="of:=[.B6]-[.F6]" office:value-type="float" office:value="0.57802537925" calcext:value-type="float">
            <text:p>0.5780253793</text:p>
          </table:table-cell>
          <table:table-cell table:formula="of:=[.C6]-[.G6]" office:value-type="float" office:value="0.951287168" calcext:value-type="float">
            <text:p>0.951287168</text:p>
          </table:table-cell>
          <table:table-cell table:formula="of:=[.D6]-[.H6]" office:value-type="float" office:value="0.745000308" calcext:value-type="float">
            <text:p>0.745000308</text:p>
          </table:table-cell>
          <table:table-cell/>
          <table:table-cell table:formula="of:=SQRT(POWER([.I6]-[.K6];2)+POWER([.J6]-[.L6];2))" office:value-type="float" office:value="0.188724455091299" calcext:value-type="float">
            <text:p>0.1887244551</text:p>
          </table:table-cell>
          <table:table-cell table:formula="of:=[.O5]" office:value-type="float" office:value="0.193494185959165" calcext:value-type="float">
            <text:p>0.193494186</text:p>
          </table:table-cell>
          <table:table-cell table:formula="of:=[.N6]-[.O6]" office:value-type="float" office:value="-0.00476973086786658" calcext:value-type="float">
            <text:p>-0.0047697309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81" calcext:value-type="float">
            <text:p>-0.81</text:p>
          </table:table-cell>
          <table:table-cell office:value-type="float" office:value="1.03" calcext:value-type="float">
            <text:p>1.03</text:p>
          </table:table-cell>
          <table:table-cell office:value-type="float" office:value="-0.63" calcext:value-type="float">
            <text:p>-0.63</text:p>
          </table:table-cell>
          <table:table-cell table:formula="of:=0.019*POWER([.A7];3)-0.00024*POWER([.A7];2)+0.065*[.A7]" office:value-type="float" office:value="0.075525207" calcext:value-type="float">
            <text:p>0.076</text:p>
          </table:table-cell>
          <table:table-cell table:formula="of:=0.00163*POWER([.B7];2)+0.0436*[.B7]" office:value-type="float" office:value="-0.034246557" calcext:value-type="float">
            <text:p>-0.034246557</text:p>
          </table:table-cell>
          <table:table-cell table:formula="of:=0.019*POWER([.C7];3)-0.00024*POWER([.C7];2)+0.065*[.C7]" office:value-type="float" office:value="0.087457197" calcext:value-type="float">
            <text:p>0.087</text:p>
          </table:table-cell>
          <table:table-cell table:formula="of:=0.00163*POWER([.D7];2)+0.0436*[.D7]" office:value-type="float" office:value="-0.026821053" calcext:value-type="float">
            <text:p>-0.026821053</text:p>
          </table:table-cell>
          <table:table-cell table:formula="of:=[.A7]-[.E7]" office:value-type="float" office:value="0.854474793" calcext:value-type="float">
            <text:p>0.854474793</text:p>
          </table:table-cell>
          <table:table-cell table:formula="of:=[.B7]-[.F7]" office:value-type="float" office:value="-0.775753443" calcext:value-type="float">
            <text:p>-0.775753443</text:p>
          </table:table-cell>
          <table:table-cell table:formula="of:=[.C7]-[.G7]" office:value-type="float" office:value="0.942542803" calcext:value-type="float">
            <text:p>0.942542803</text:p>
          </table:table-cell>
          <table:table-cell table:formula="of:=[.D7]-[.H7]" office:value-type="float" office:value="-0.603178947" calcext:value-type="float">
            <text:p>-0.603178947</text:p>
          </table:table-cell>
          <table:table-cell/>
          <table:table-cell table:formula="of:=SQRT(POWER([.I7]-[.K7];2)+POWER([.J7]-[.L7];2))" office:value-type="float" office:value="0.19374708011997" calcext:value-type="float">
            <text:p>0.1937470801</text:p>
          </table:table-cell>
          <table:table-cell table:formula="of:=[.O6]" office:value-type="float" office:value="0.193494185959165" calcext:value-type="float">
            <text:p>0.193494186</text:p>
          </table:table-cell>
          <table:table-cell table:formula="of:=[.N7]-[.O7]" office:value-type="float" office:value="0.000252894160804956" calcext:value-type="float">
            <text:p>0.0002528942</text:p>
          </table:table-cell>
          <table:table-cell table:number-columns-repeated="2"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-0.72" calcext:value-type="float">
            <text:p>-0.72</text:p>
          </table:table-cell>
          <table:table-cell office:value-type="float" office:value="-1.185" calcext:value-type="float">
            <text:p>-1.185</text:p>
          </table:table-cell>
          <table:table-cell office:value-type="float" office:value="-0.625" calcext:value-type="float">
            <text:p>-0.625</text:p>
          </table:table-cell>
          <table:table-cell table:formula="of:=0.019*POWER([.A8];3)-0.00024*POWER([.A8];2)+0.065*[.A8]" office:value-type="float" office:value="-0.083020905" calcext:value-type="float">
            <text:p>-0.083</text:p>
          </table:table-cell>
          <table:table-cell table:formula="of:=0.00163*POWER([.B8];2)+0.0436*[.B8]" office:value-type="float" office:value="-0.030547008" calcext:value-type="float">
            <text:p>-0.030547008</text:p>
          </table:table-cell>
          <table:table-cell table:formula="of:=0.019*POWER([.C8];3)-0.00024*POWER([.C8];2)+0.065*[.C8]" office:value-type="float" office:value="-0.108978139875" calcext:value-type="float">
            <text:p>-0.109</text:p>
          </table:table-cell>
          <table:table-cell table:formula="of:=0.00163*POWER([.D8];2)+0.0436*[.D8]" office:value-type="float" office:value="-0.02661328125" calcext:value-type="float">
            <text:p>-0.0266132813</text:p>
          </table:table-cell>
          <table:table-cell table:formula="of:=[.A8]-[.E8]" office:value-type="float" office:value="-0.906979095" calcext:value-type="float">
            <text:p>-0.906979095</text:p>
          </table:table-cell>
          <table:table-cell table:formula="of:=[.B8]-[.F8]" office:value-type="float" office:value="-0.689452992" calcext:value-type="float">
            <text:p>-0.689452992</text:p>
          </table:table-cell>
          <table:table-cell table:formula="of:=[.C8]-[.G8]" office:value-type="float" office:value="-1.076021860125" calcext:value-type="float">
            <text:p>-1.0760218601</text:p>
          </table:table-cell>
          <table:table-cell table:formula="of:=[.D8]-[.H8]" office:value-type="float" office:value="-0.59838671875" calcext:value-type="float">
            <text:p>-0.5983867188</text:p>
          </table:table-cell>
          <table:table-cell/>
          <table:table-cell table:formula="of:=SQRT(POWER([.I8]-[.K8];2)+POWER([.J8]-[.L8];2))" office:value-type="float" office:value="0.192011777151167" calcext:value-type="float">
            <text:p>0.1920117772</text:p>
          </table:table-cell>
          <table:table-cell table:formula="of:=[.O7]" office:value-type="float" office:value="0.193494185959165" calcext:value-type="float">
            <text:p>0.193494186</text:p>
          </table:table-cell>
          <table:table-cell table:formula="of:=[.N8]-[.O8]" office:value-type="float" office:value="-0.00148240880799777" calcext:value-type="float">
            <text:p>-0.0014824088</text:p>
          </table:table-cell>
          <table:table-cell table:number-columns-repeated="2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5" calcext:value-type="float">
            <text:p>-0.005</text:p>
          </table:table-cell>
          <table:table-cell table:formula="of:=0.019*POWER([.A9];3)-0.00024*POWER([.A9];2)+0.065*[.A9]" office:value-type="float" office:value="0.009477877875" calcext:value-type="float">
            <text:p>0.009</text:p>
          </table:table-cell>
          <table:table-cell table:formula="of:=0.00163*POWER([.B9];2)+0.0436*[.B9]" office:value-type="float" office:value="0.00139686912" calcext:value-type="float">
            <text:p>0.0013968691</text:p>
          </table:table-cell>
          <table:table-cell table:formula="of:=0.019*POWER([.C9];3)-0.00024*POWER([.C9];2)+0.065*[.C9]" office:value-type="float" office:value="-0.003252975" calcext:value-type="float">
            <text:p>-0.003</text:p>
          </table:table-cell>
          <table:table-cell table:formula="of:=0.00163*POWER([.D9];2)+0.0436*[.D9]" office:value-type="float" office:value="-0.00021795925" calcext:value-type="float">
            <text:p>-0.0002179593</text:p>
          </table:table-cell>
          <table:table-cell table:formula="of:=[.A9]-[.E9]" office:value-type="float" office:value="0.135522122125" calcext:value-type="float">
            <text:p>0.1355221221</text:p>
          </table:table-cell>
          <table:table-cell table:formula="of:=[.B9]-[.F9]" office:value-type="float" office:value="0.03060313088" calcext:value-type="float">
            <text:p>0.0306031309</text:p>
          </table:table-cell>
          <table:table-cell table:formula="of:=[.C9]-[.G9]" office:value-type="float" office:value="-0.046747025" calcext:value-type="float">
            <text:p>-0.046747025</text:p>
          </table:table-cell>
          <table:table-cell table:formula="of:=[.D9]-[.H9]" office:value-type="float" office:value="-0.00478204075" calcext:value-type="float">
            <text:p>-0.0047820408</text:p>
          </table:table-cell>
          <table:table-cell/>
          <table:table-cell table:formula="of:=SQRT(POWER([.I9]-[.K9];2)+POWER([.J9]-[.L9];2))" office:value-type="float" office:value="0.185672163678241" calcext:value-type="float">
            <text:p>0.1856721637</text:p>
          </table:table-cell>
          <table:table-cell table:formula="of:=[.O8]" office:value-type="float" office:value="0.193494185959165" calcext:value-type="float">
            <text:p>0.193494186</text:p>
          </table:table-cell>
          <table:table-cell table:formula="of:=[.N9]-[.O9]" office:value-type="float" office:value="-0.00782202228092441" calcext:value-type="float">
            <text:p>-0.0078220223</text:p>
          </table:table-cell>
          <table:table-cell table:number-columns-repeated="2"/>
        </table:table-row>
        <table:table-row table:style-name="ro1">
          <table:table-cell table:style-name="ce4" office:value-type="float" office:value="-1.136" calcext:value-type="float">
            <text:p>-1.136</text:p>
          </table:table-cell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-1.085" calcext:value-type="float">
            <text:p>-1.085</text:p>
          </table:table-cell>
          <table:table-cell table:style-name="ce4" office:value-type="float" office:value="0.275" calcext:value-type="float">
            <text:p>0.275</text:p>
          </table:table-cell>
          <table:table-cell table:style-name="ce5" table:formula="of:=0.019*POWER([.A10];3)-0.00024*POWER([.A10];2)+0.065*[.A10]" office:value-type="float" office:value="-0.102003784704" calcext:value-type="float">
            <text:p>-0.102</text:p>
          </table:table-cell>
          <table:table-cell table:style-name="ce4" table:formula="of:=0.00163*POWER([.B10];2)+0.0436*[.B10]" office:value-type="float" office:value="-0.0255732" calcext:value-type="float">
            <text:p>-0.0255732</text:p>
          </table:table-cell>
          <table:table-cell table:style-name="ce5" table:formula="of:=0.019*POWER([.C10];3)-0.00024*POWER([.C10];2)+0.065*[.C10]" office:value-type="float" office:value="-0.095076027375" calcext:value-type="float">
            <text:p>-0.095</text:p>
          </table:table-cell>
          <table:table-cell table:style-name="ce4" table:formula="of:=0.00163*POWER([.D10];2)+0.0436*[.D10]" office:value-type="float" office:value="0.01211326875" calcext:value-type="float">
            <text:p>0.0121132688</text:p>
          </table:table-cell>
          <table:table-cell table:style-name="ce4" table:formula="of:=[.A10]-[.E10]" office:value-type="float" office:value="-1.033996215296" calcext:value-type="float">
            <text:p>-1.0339962153</text:p>
          </table:table-cell>
          <table:table-cell table:style-name="ce4" table:formula="of:=[.B10]-[.F10]" office:value-type="float" office:value="-0.5744268" calcext:value-type="float">
            <text:p>-0.5744268</text:p>
          </table:table-cell>
          <table:table-cell table:style-name="ce4" table:formula="of:=[.C10]-[.G10]" office:value-type="float" office:value="-0.989923972625" calcext:value-type="float">
            <text:p>-0.9899239726</text:p>
          </table:table-cell>
          <table:table-cell table:style-name="ce4" table:formula="of:=[.D10]-[.H10]" office:value-type="float" office:value="0.26288673125" calcext:value-type="float">
            <text:p>0.2628867313</text:p>
          </table:table-cell>
          <table:table-cell table:style-name="ce4"/>
          <table:table-cell table:style-name="ce4" table:formula="of:=SQRT(POWER([.I10]-[.K10];2)+POWER([.J10]-[.L10];2))" office:value-type="float" office:value="0.838472606701254" calcext:value-type="float">
            <text:p>0.8384726067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formula="of:=[.N10]-[.O10]" office:value-type="float" office:value="0.0384726067012542" calcext:value-type="float">
            <text:p>0.0384726067</text:p>
          </table:table-cell>
          <table:table-cell table:number-columns-repeated="2"/>
        </table:table-row>
        <table:table-row table:style-name="ro1">
          <table:table-cell office:value-type="float" office:value="-1.365" calcext:value-type="float">
            <text:p>-1.365</text:p>
          </table:table-cell>
          <table:table-cell office:value-type="float" office:value="0.012" calcext:value-type="float">
            <text:p>0.01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7" calcext:value-type="float">
            <text:p>0.007</text:p>
          </table:table-cell>
          <table:table-cell table:formula="of:=0.019*POWER([.A11];3)-0.00024*POWER([.A11];2)+0.065*[.A11]" office:value-type="float" office:value="-0.137494914375" calcext:value-type="float">
            <text:p>-0.137</text:p>
          </table:table-cell>
          <table:table-cell table:formula="of:=0.00163*POWER([.B11];2)+0.0436*[.B11]" office:value-type="float" office:value="0.00052343472" calcext:value-type="float">
            <text:p>0.0005234347</text:p>
          </table:table-cell>
          <table:table-cell table:formula="of:=0.019*POWER([.C11];3)-0.00024*POWER([.C11];2)+0.065*[.C11]" office:value-type="float" office:value="0.066428084877" calcext:value-type="float">
            <text:p>0.066</text:p>
          </table:table-cell>
          <table:table-cell table:formula="of:=0.00163*POWER([.D11];2)+0.0436*[.D11]" office:value-type="float" office:value="0.00030527987" calcext:value-type="float">
            <text:p>0.0003052799</text:p>
          </table:table-cell>
          <table:table-cell table:formula="of:=[.A11]-[.E11]" office:value-type="float" office:value="-1.227505085625" calcext:value-type="float">
            <text:p>-1.2275050856</text:p>
          </table:table-cell>
          <table:table-cell table:formula="of:=[.B11]-[.F11]" office:value-type="float" office:value="0.01147656528" calcext:value-type="float">
            <text:p>0.0114765653</text:p>
          </table:table-cell>
          <table:table-cell table:formula="of:=[.C11]-[.G11]" office:value-type="float" office:value="0.780571915123" calcext:value-type="float">
            <text:p>0.7805719151</text:p>
          </table:table-cell>
          <table:table-cell table:formula="of:=[.D11]-[.H11]" office:value-type="float" office:value="0.00669472013" calcext:value-type="float">
            <text:p>0.0066947201</text:p>
          </table:table-cell>
          <table:table-cell/>
          <table:table-cell table:formula="of:=SQRT(POWER([.I11]-[.K11];2)+POWER([.J11]-[.L11];2))" office:value-type="float" office:value="2.00808269425742" calcext:value-type="float">
            <text:p>2.0080826943</text:p>
          </table:table-cell>
          <table:table-cell office:value-type="float" office:value="2" calcext:value-type="float">
            <text:p>2</text:p>
          </table:table-cell>
          <table:table-cell table:formula="of:=[.N11]-[.O11]" office:value-type="float" office:value="0.00808269425741548" calcext:value-type="float">
            <text:p>0.0080826943</text:p>
          </table:table-cell>
          <table:table-cell table:number-columns-repeated="2"/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-0.838" calcext:value-type="float">
            <text:p>-0.8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74" calcext:value-type="float">
            <text:p>0.74</text:p>
          </table:table-cell>
          <table:table-cell table:formula="of:=0.019*POWER([.A12];3)-0.00024*POWER([.A12];2)+0.065*[.A12]" office:value-type="float" office:value="-0.000065000259" calcext:value-type="float">
            <text:p>0.000</text:p>
          </table:table-cell>
          <table:table-cell table:formula="of:=0.00163*POWER([.B12];2)+0.0436*[.B12]" office:value-type="float" office:value="-0.03539214228" calcext:value-type="float">
            <text:p>-0.0353921423</text:p>
          </table:table-cell>
          <table:table-cell table:formula="of:=0.019*POWER([.C12];3)-0.00024*POWER([.C12];2)+0.065*[.C12]" office:value-type="float" office:value="0.000259997376" calcext:value-type="float">
            <text:p>0.000</text:p>
          </table:table-cell>
          <table:table-cell table:formula="of:=0.00163*POWER([.D12];2)+0.0436*[.D12]" office:value-type="float" office:value="0.033156588" calcext:value-type="float">
            <text:p>0.033156588</text:p>
          </table:table-cell>
          <table:table-cell table:formula="of:=[.A12]-[.E12]" office:value-type="float" office:value="-0.000934999741" calcext:value-type="float">
            <text:p>-0.0009349997</text:p>
          </table:table-cell>
          <table:table-cell table:formula="of:=[.B12]-[.F12]" office:value-type="float" office:value="-0.80260785772" calcext:value-type="float">
            <text:p>-0.8026078577</text:p>
          </table:table-cell>
          <table:table-cell table:formula="of:=[.C12]-[.G12]" office:value-type="float" office:value="0.003740002624" calcext:value-type="float">
            <text:p>0.0037400026</text:p>
          </table:table-cell>
          <table:table-cell table:formula="of:=[.D12]-[.H12]" office:value-type="float" office:value="0.706843412" calcext:value-type="float">
            <text:p>0.706843412</text:p>
          </table:table-cell>
          <table:table-cell/>
          <table:table-cell table:formula="of:=SQRT(POWER([.I12]-[.K12];2)+POWER([.J12]-[.L12];2))" office:value-type="float" office:value="1.50945850930273" calcext:value-type="float">
            <text:p>1.5094585093</text:p>
          </table:table-cell>
          <table:table-cell office:value-type="float" office:value="1.5" calcext:value-type="float">
            <text:p>1.5</text:p>
          </table:table-cell>
          <table:table-cell table:formula="of:=[.N12]-[.O12]" office:value-type="float" office:value="0.00945850930273418" calcext:value-type="float">
            <text:p>0.0094585093</text:p>
          </table:table-cell>
          <table:table-cell table:number-columns-repeated="2"/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86" calcext:value-type="float">
            <text:p>0.86</text:p>
          </table:table-cell>
          <table:table-cell office:value-type="float" office:value="0.015" calcext:value-type="float">
            <text:p>0.015</text:p>
          </table:table-cell>
          <table:table-cell table:formula="of:=0.019*POWER([.A13];3)-0.00024*POWER([.A13];2)+0.065*[.A13]" office:value-type="float" office:value="-0.134934525" calcext:value-type="float">
            <text:p>-0.135</text:p>
          </table:table-cell>
          <table:table-cell table:formula="of:=0.00163*POWER([.B13];2)+0.0436*[.B13]" office:value-type="float" office:value="0.00074167107" calcext:value-type="float">
            <text:p>0.0007416711</text:p>
          </table:table-cell>
          <table:table-cell table:formula="of:=0.019*POWER([.C13];3)-0.00024*POWER([.C13];2)+0.065*[.C13]" office:value-type="float" office:value="0.06780756" calcext:value-type="float">
            <text:p>0.068</text:p>
          </table:table-cell>
          <table:table-cell table:formula="of:=0.00163*POWER([.D13];2)+0.0436*[.D13]" office:value-type="float" office:value="0.00065436675" calcext:value-type="float">
            <text:p>0.0006543668</text:p>
          </table:table-cell>
          <table:table-cell table:formula="of:=[.A13]-[.E13]" office:value-type="float" office:value="-1.215065475" calcext:value-type="float">
            <text:p>-1.215065475</text:p>
          </table:table-cell>
          <table:table-cell table:formula="of:=[.B13]-[.F13]" office:value-type="float" office:value="0.01625832893" calcext:value-type="float">
            <text:p>0.0162583289</text:p>
          </table:table-cell>
          <table:table-cell table:formula="of:=[.C13]-[.G13]" office:value-type="float" office:value="0.79219244" calcext:value-type="float">
            <text:p>0.79219244</text:p>
          </table:table-cell>
          <table:table-cell table:formula="of:=[.D13]-[.H13]" office:value-type="float" office:value="0.01434563325" calcext:value-type="float">
            <text:p>0.0143456333</text:p>
          </table:table-cell>
          <table:table-cell/>
          <table:table-cell table:formula="of:=SQRT(POWER([.I13]-[.K13];2)+POWER([.J13]-[.L13];2))" office:value-type="float" office:value="2.00725882629394" calcext:value-type="float">
            <text:p>2.0072588263</text:p>
          </table:table-cell>
          <table:table-cell office:value-type="float" office:value="2" calcext:value-type="float">
            <text:p>2</text:p>
          </table:table-cell>
          <table:table-cell table:formula="of:=[.N13]-[.O13]" office:value-type="float" office:value="0.00725882629393659" calcext:value-type="float">
            <text:p>0.00725882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1:45:31.825250421</meta:creation-date>
    <dc:date>2016-06-02T17:42:18.527029353</dc:date>
    <meta:editing-duration>PT5H52M27S</meta:editing-duration>
    <meta:editing-cycles>6</meta:editing-cycles>
    <meta:generator>LibreOffice/4.2.8.2$Linux_X86_64 LibreOffice_project/420m0$Build-2</meta:generator>
    <meta:document-statistic meta:table-count="3" meta:cell-count="79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errors" loext:regression-max-degree="3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4cm" svg:height="11.854cm" xlink:href=".." xlink:type="simple" chart:class="chart:scatter" chart:style-name="ch1">
        <chart:title svg:x="8.262cm" svg:y="0.372cm" chart:style-name="ch2">
          <text:p>Real values
 vs error in X</text:p>
        </chart:title>
        <chart:legend chart:legend-position="end" svg:x="16.405cm" svg:y="5.379cm" style:legend-expansion="high" chart:style-name="ch3"/>
        <chart:plot-area chart:style-name="ch4" table:cell-range-address="Sheet1.F2:Sheet1.G25" svg:x="0.385cm" svg:y="1.944cm" svg:width="15.635cm" svg:height="9.673cm">
          <chartooo:coordinate-region svg:x="0.769cm" svg:y="2.143cm" svg:width="14.919cm" svg:height="9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25" chart:class="chart:scatter">
            <chart:domain table:cell-range-address="Sheet1.F2:Sheet1.F25"/>
            <chart:regression-curve chart:style-name="ch9">
              <chart:equation chart:display-equation="true" chart:display-r-square="fals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">
                <text:p>-1.3</text:p>
                <draw:g>
                  <svg:desc>Sheet1.F2:Sheet1.F25</svg:desc>
                </draw:g>
              </table:table-cell>
              <table:table-cell office:value-type="float" office:value="-0.15">
                <text:p>-0.15</text:p>
                <draw:g>
                  <svg:desc>Sheet1.G2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">
                <text:p>-1.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">
                <text:p>-1.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-0.0900000000000003">
                <text:p>-0.090000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">
                <text:p>-0.8</text:p>
              </table:table-cell>
              <table:table-cell office:value-type="float" office:value="-0.0800000000000004">
                <text:p>-0.0800000000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">
                <text:p>-0.6</text:p>
              </table:table-cell>
              <table:table-cell office:value-type="float" office:value="-0.0500000000000006">
                <text:p>-0.0500000000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0370000000000007">
                <text:p>-0.0370000000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0230000000000007">
                <text:p>-0.0230000000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0140000000000008">
                <text:p>-0.0140000000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0140000000000009">
                <text:p>-0.0140000000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9999999999999">
                <text:p>-0.099999999999999</text:p>
              </table:table-cell>
              <table:table-cell office:value-type="float" office:value="-0.00600000000000102">
                <text:p>-0.00600000000000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049999999999988">
                <text:p>0.004999999999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00999999999999871">
                <text:p>0.00999999999999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0199999999999986">
                <text:p>0.019999999999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0259999999999985">
                <text:p>0.0259999999999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0399999999999985">
                <text:p>0.0399999999999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0399999999999984">
                <text:p>0.0399999999999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0499999999999983">
                <text:p>0.0499999999999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0.0649999999999982">
                <text:p>0.0649999999999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899999999999981">
                <text:p>0.089999999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0999999999999981">
                <text:p>0.0999999999999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7cm" svg:height="7.18cm" xlink:href=".." xlink:type="simple" chart:class="chart:scatter" chart:style-name="ch1">
        <chart:title svg:x="10.458cm" svg:y="0.279cm" chart:style-name="ch2">
          <text:p>Real to error</text:p>
        </chart:title>
        <chart:legend chart:legend-position="end" svg:x="18.707cm" svg:y="3.042cm" style:legend-expansion="high" chart:style-name="ch3"/>
        <chart:plot-area chart:style-name="ch4" table:cell-range-address="Sheet2.G9:Sheet2.H24" svg:x="0.323cm" svg:y="0.034cm" svg:width="18.511cm" svg:height="7.132cm">
          <chartooo:coordinate-region svg:x="0.707cm" svg:y="0.233cm" svg:width="17.795cm" svg:height="6.7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H9:Sheet2.H24" chart:class="chart:scatter">
            <chart:domain table:cell-range-address="Sheet2.G9:Sheet2.G24"/>
            <chart:regression-curve chart:style-name="ch9">
              <chart:equation chart:display-equation="true" chart:display-r-square="false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Sheet2.G9:Sheet2.G24</svg:desc>
                </draw:g>
              </table:table-cell>
              <table:table-cell office:value-type="float" office:value="-0.0370000000000004">
                <text:p>-0.0370000000000004</text:p>
                <draw:g>
                  <svg:desc>Sheet2.H9:Sheet2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-0.0330000000000005">
                <text:p>-0.033000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0.0250000000000006">
                <text:p>-0.025000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0200000000000007">
                <text:p>-0.020000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0150000000000008">
                <text:p>-0.0150000000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0100000000000008">
                <text:p>-0.010000000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0100000000000009">
                <text:p>-0.0100000000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9999999999999">
                <text:p>-0.099999999999999</text:p>
              </table:table-cell>
              <table:table-cell office:value-type="float" office:value="-0.00500000000000102">
                <text:p>-0.00500000000000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069999999999988">
                <text:p>0.0069999999999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00999999999999871">
                <text:p>0.00999999999999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0149999999999986">
                <text:p>0.0149999999999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0199999999999985">
                <text:p>0.0199999999999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0249999999999985">
                <text:p>0.0249999999999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0299999999999984">
                <text:p>0.0299999999999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0299999999999982">
                <text:p>0.0299999999999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Measures vs error</text:p>
        </chart:title>
        <chart:legend chart:legend-position="end" svg:x="11.111cm" svg:y="3.952cm" style:legend-expansion="high" chart:style-name="ch3"/>
        <chart:plot-area chart:style-name="ch4" table:cell-range-address="Sheet1.F29:Sheet1.G52" svg:x="0.32cm" svg:y="1.301cm" svg:width="10.471cm" svg:height="7.519cm">
          <chartooo:coordinate-region svg:x="0.797cm" svg:y="1.5cm" svg:width="9.569cm" svg:height="7.1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9:Sheet1.G52" chart:class="chart:scatter">
            <chart:domain table:cell-range-address="Sheet1.F29:Sheet1.F52"/>
            <chart:regression-curve chart:style-name="ch9">
              <chart:equation chart:display-equation="true" chart:display-r-square="fals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5">
                <text:p>-1.45</text:p>
                <draw:g>
                  <svg:desc>Sheet1.F29:Sheet1.F52</svg:desc>
                </draw:g>
              </table:table-cell>
              <table:table-cell office:value-type="float" office:value="-0.15">
                <text:p>-0.15</text:p>
                <draw:g>
                  <svg:desc>Sheet1.G29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3">
                <text:p>-1.3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1">
                <text:p>-1.2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">
                <text:p>-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">
                <text:p>-0.99</text:p>
              </table:table-cell>
              <table:table-cell office:value-type="float" office:value="-0.0900000000000003">
                <text:p>-0.090000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">
                <text:p>-0.88</text:p>
              </table:table-cell>
              <table:table-cell office:value-type="float" office:value="-0.0800000000000004">
                <text:p>-0.0800000000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">
                <text:p>-0.76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5">
                <text:p>-0.65</text:p>
              </table:table-cell>
              <table:table-cell office:value-type="float" office:value="-0.0500000000000006">
                <text:p>-0.0500000000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37">
                <text:p>-0.537</text:p>
              </table:table-cell>
              <table:table-cell office:value-type="float" office:value="-0.0370000000000007">
                <text:p>-0.0370000000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23">
                <text:p>-0.423</text:p>
              </table:table-cell>
              <table:table-cell office:value-type="float" office:value="-0.0230000000000007">
                <text:p>-0.0230000000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14">
                <text:p>-0.314</text:p>
              </table:table-cell>
              <table:table-cell office:value-type="float" office:value="-0.0140000000000008">
                <text:p>-0.0140000000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14">
                <text:p>-0.214</text:p>
              </table:table-cell>
              <table:table-cell office:value-type="float" office:value="-0.0140000000000009">
                <text:p>-0.0140000000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6">
                <text:p>-0.106</text:p>
              </table:table-cell>
              <table:table-cell office:value-type="float" office:value="-0.00600000000000102">
                <text:p>-0.00600000000000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">
                <text:p>0.105</text:p>
              </table:table-cell>
              <table:table-cell office:value-type="float" office:value="0.0049999999999988">
                <text:p>0.004999999999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">
                <text:p>0.21</text:p>
              </table:table-cell>
              <table:table-cell office:value-type="float" office:value="0.00999999999999871">
                <text:p>0.00999999999999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199999999999986">
                <text:p>0.019999999999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6">
                <text:p>0.426</text:p>
              </table:table-cell>
              <table:table-cell office:value-type="float" office:value="0.0259999999999985">
                <text:p>0.0259999999999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">
                <text:p>0.54</text:p>
              </table:table-cell>
              <table:table-cell office:value-type="float" office:value="0.0399999999999985">
                <text:p>0.0399999999999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0.0399999999999984">
                <text:p>0.0399999999999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  <table:table-cell office:value-type="float" office:value="0.0499999999999983">
                <text:p>0.0499999999999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5">
                <text:p>0.865</text:p>
              </table:table-cell>
              <table:table-cell office:value-type="float" office:value="0.0649999999999982">
                <text:p>0.0649999999999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">
                <text:p>0.99</text:p>
              </table:table-cell>
              <table:table-cell office:value-type="float" office:value="0.0899999999999981">
                <text:p>0.089999999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0.0999999999999981">
                <text:p>0.0999999999999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952cm" style:legend-expansion="high" chart:style-name="ch2"/>
        <chart:plot-area chart:style-name="ch3" table:cell-range-address="Sheet1.Q2:Sheet1.R25 Sheet1.R1:Sheet1.R1" chart:data-source-has-labels="row" svg:x="0.32cm" svg:y="0.18cm" svg:width="12.217cm" svg:height="8.64cm">
          <chartooo:coordinate-region svg:x="0.797cm" svg:y="0.379cm" svg:width="11.31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25" chart:label-cell-address="Sheet1.R1:Sheet1.R1" chart:class="chart:scatter">
            <chart:domain table:cell-range-address="Sheet1.Q2:Sheet1.Q25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rea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5">
                <text:p>-1.45</text:p>
                <draw:g>
                  <svg:desc>Sheet1.Q2:Sheet1.Q25</svg:desc>
                </draw:g>
              </table:table-cell>
              <table:table-cell office:value-type="float" office:value="-1.3">
                <text:p>-1.3</text:p>
                <draw:g>
                  <svg:desc>Sheet1.R2:Sheet1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3">
                <text:p>-1.3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1">
                <text:p>-1.2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">
                <text:p>-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">
                <text:p>-0.9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">
                <text:p>-0.8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">
                <text:p>-0.7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5">
                <text:p>-0.6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37">
                <text:p>-0.537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23">
                <text:p>-0.423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14">
                <text:p>-0.314</text:p>
              </table:table-cell>
              <table:table-cell office:value-type="float" office:value="-0.299999999999999">
                <text:p>-0.2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14">
                <text:p>-0.214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6">
                <text:p>-0.106</text:p>
              </table:table-cell>
              <table:table-cell office:value-type="float" office:value="-0.099999999999999">
                <text:p>-0.0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">
                <text:p>0.105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">
                <text:p>0.21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6">
                <text:p>0.426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">
                <text:p>0.54</text:p>
              </table:table-cell>
              <table:table-cell office:value-type="float" office:value="0.500000000000002">
                <text:p>0.5000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0.600000000000002">
                <text:p>0.6000000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  <table:table-cell office:value-type="float" office:value="0.700000000000002">
                <text:p>0.7000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5">
                <text:p>0.865</text:p>
              </table:table-cell>
              <table:table-cell office:value-type="float" office:value="0.800000000000002">
                <text:p>0.800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">
                <text:p>0.99</text:p>
              </table:table-cell>
              <table:table-cell office:value-type="float" office:value="0.900000000000002">
                <text:p>0.90000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Measured to error</text:p>
        </chart:title>
        <chart:legend chart:legend-position="end" svg:x="11.957cm" svg:y="3.952cm" style:legend-expansion="high" chart:style-name="ch3"/>
        <chart:plot-area chart:style-name="ch4" table:cell-range-address="Sheet2.G30:Sheet2.H46" chart:data-source-has-labels="row" svg:x="0.32cm" svg:y="1.301cm" svg:width="11.317cm" svg:height="7.519cm">
          <chartooo:coordinate-region svg:x="0.704cm" svg:y="1.5cm" svg:width="10.601cm" svg:height="7.1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H31:Sheet2.H46" chart:label-cell-address="Sheet2.H30:Sheet2.H30" chart:class="chart:scatter">
            <chart:domain table:cell-range-address="Sheet2.G31:Sheet2.G46"/>
            <chart:regression-curve chart:style-name="ch9">
              <chart:equation chart:display-equation="true" chart:display-r-square="false" svg:x="1.154cm" svg:y="0.778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rror</text:p>
                <draw:g>
                  <svg:desc>Sheet2.H30:Sheet2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37">
                <text:p>-0.837</text:p>
                <draw:g>
                  <svg:desc>Sheet2.G31:Sheet2.G46</svg:desc>
                </draw:g>
              </table:table-cell>
              <table:table-cell office:value-type="float" office:value="-0.0370000000000004">
                <text:p>-0.0370000000000004</text:p>
                <draw:g>
                  <svg:desc>Sheet2.H31:Sheet2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33">
                <text:p>-0.733</text:p>
              </table:table-cell>
              <table:table-cell office:value-type="float" office:value="-0.0330000000000005">
                <text:p>-0.033000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25">
                <text:p>-0.625</text:p>
              </table:table-cell>
              <table:table-cell office:value-type="float" office:value="-0.0250000000000006">
                <text:p>-0.025000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2">
                <text:p>-0.52</text:p>
              </table:table-cell>
              <table:table-cell office:value-type="float" office:value="-0.0200000000000007">
                <text:p>-0.020000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5">
                <text:p>-0.415</text:p>
              </table:table-cell>
              <table:table-cell office:value-type="float" office:value="-0.0150000000000008">
                <text:p>-0.0150000000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1">
                <text:p>-0.31</text:p>
              </table:table-cell>
              <table:table-cell office:value-type="float" office:value="-0.0100000000000008">
                <text:p>-0.0100000000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">
                <text:p>-0.21</text:p>
              </table:table-cell>
              <table:table-cell office:value-type="float" office:value="-0.0100000000000009">
                <text:p>-0.0100000000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05">
                <text:p>-0.105</text:p>
              </table:table-cell>
              <table:table-cell office:value-type="float" office:value="-0.00500000000000102">
                <text:p>-0.00500000000000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.0069999999999988">
                <text:p>0.0069999999999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00999999999999871">
                <text:p>0.00999999999999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5">
                <text:p>0.315</text:p>
              </table:table-cell>
              <table:table-cell office:value-type="float" office:value="0.0149999999999986">
                <text:p>0.0149999999999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">
                <text:p>0.42</text:p>
              </table:table-cell>
              <table:table-cell office:value-type="float" office:value="0.0199999999999985">
                <text:p>0.0199999999999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">
                <text:p>0.525</text:p>
              </table:table-cell>
              <table:table-cell office:value-type="float" office:value="0.0249999999999985">
                <text:p>0.0249999999999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0.0299999999999984">
                <text:p>0.0299999999999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">
                <text:p>0.73</text:p>
              </table:table-cell>
              <table:table-cell office:value-type="float" office:value="0.0299999999999982">
                <text:p>0.02999999999999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